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officeooo:rsid="00115fba" officeooo:paragraph-rsid="00115fba"/>
    </style:style>
    <style:style style:name="P2" style:family="paragraph" style:parent-style-name="Standard">
      <style:text-properties fo:font-size="72pt" officeooo:rsid="0008973f" officeooo:paragraph-rsid="0008973f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72pt" officeooo:rsid="0008973f" officeooo:paragraph-rsid="0008973f" style:font-size-asian="72pt" style:font-size-complex="72pt"/>
    </style:style>
    <style:style style:name="P4" style:family="paragraph" style:parent-style-name="Standard">
      <style:text-properties fo:font-size="20pt" officeooo:rsid="0008973f" officeooo:paragraph-rsid="0008973f" style:font-size-asian="20pt" style:font-size-complex="20pt"/>
    </style:style>
    <style:style style:name="P5" style:family="paragraph" style:parent-style-name="Standard">
      <style:text-properties fo:font-size="20pt" officeooo:rsid="0008973f" officeooo:paragraph-rsid="00134a86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8973f" officeooo:paragraph-rsid="0008973f" style:font-size-asian="22pt" style:font-size-complex="22pt"/>
    </style:style>
    <style:style style:name="P7" style:family="paragraph" style:parent-style-name="Standard">
      <style:text-properties style:font-name="arial" fo:font-size="16pt" officeooo:rsid="0008973f" officeooo:paragraph-rsid="0008973f" style:font-size-asian="16pt" style:font-size-complex="16pt"/>
    </style:style>
    <style:style style:name="P8" style:family="paragraph" style:parent-style-name="Standard">
      <style:text-properties style:font-name="arial" fo:font-size="16pt" fo:font-weight="bold" officeooo:rsid="0008973f" officeooo:paragraph-rsid="0008973f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arial" fo:font-size="16pt" fo:font-weight="bold" officeooo:rsid="0009de43" officeooo:paragraph-rsid="0009de4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style="normal" fo:font-weight="bold" officeooo:rsid="0009de43" officeooo:paragraph-rsid="0009de43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style="normal" fo:font-weight="bold" officeooo:rsid="000cf22e" officeooo:paragraph-rsid="000cf22e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fo:font-size="16pt" fo:font-style="normal" fo:font-weight="bold" officeooo:rsid="000e8e5e" officeooo:paragraph-rsid="000e8e5e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style="normal" fo:font-weight="bold" officeooo:rsid="0010ec5f" officeooo:paragraph-rsid="0010ec5f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size="16pt" fo:font-style="normal" fo:font-weight="bold" officeooo:rsid="0010ec5f" officeooo:paragraph-rsid="0010ec5f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size="16pt" fo:font-style="normal" fo:font-weight="bold" officeooo:rsid="00115fba" officeooo:paragraph-rsid="00115fba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fo:font-style="normal" fo:font-weight="bold" officeooo:rsid="00115fba" officeooo:paragraph-rsid="00115fb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style:font-name="arial" fo:font-size="12pt" officeooo:rsid="0008973f" officeooo:paragraph-rsid="0008973f" style:font-size-asian="12pt" style:font-size-complex="12pt"/>
    </style:style>
    <style:style style:name="P18" style:family="paragraph" style:parent-style-name="Standard">
      <style:text-properties style:font-name="arial" fo:font-size="12pt" officeooo:rsid="0008973f" officeooo:paragraph-rsid="0009de43" style:font-size-asian="12pt" style:font-size-complex="12pt"/>
    </style:style>
    <style:style style:name="P19" style:family="paragraph" style:parent-style-name="Standard">
      <style:text-properties style:font-name="arial" fo:font-size="12pt" officeooo:rsid="0009de43" officeooo:paragraph-rsid="0009de4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italic" officeooo:rsid="0009de43" officeooo:paragraph-rsid="0009de43" style:font-size-asian="12pt" style:font-style-asian="italic" style:font-size-complex="12pt" style:font-style-complex="italic"/>
    </style:style>
    <style:style style:name="P21" style:family="paragraph" style:parent-style-name="Standard">
      <style:text-properties style:font-name="arial" fo:font-size="12pt" fo:font-style="italic" fo:font-weight="bold" officeooo:rsid="0008973f" officeooo:paragraph-rsid="0008973f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officeooo:rsid="0009de43" officeooo:paragraph-rsid="0009de43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officeooo:rsid="0009de43" officeooo:paragraph-rsid="0015477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officeooo:rsid="000b9100" officeooo:paragraph-rsid="000b9100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officeooo:rsid="000b9100" officeooo:paragraph-rsid="0015477f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officeooo:rsid="000cf22e" officeooo:paragraph-rsid="000cf22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officeooo:rsid="000cf22e" officeooo:paragraph-rsid="0015477f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officeooo:rsid="000cf22e" officeooo:paragraph-rsid="0016b09b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officeooo:rsid="000cf22e" officeooo:paragraph-rsid="001766b6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officeooo:rsid="000e8e5e" officeooo:paragraph-rsid="000e8e5e" style:font-size-asian="12pt" style:font-style-asian="normal" style:font-size-complex="12pt" style:font-style-complex="normal"/>
    </style:style>
    <style:style style:name="P31" style:family="paragraph" style:parent-style-name="Standard" style:list-style-name="L32">
      <style:paragraph-properties fo:text-align="start" style:justify-single-word="false"/>
      <style:text-properties style:font-name="arial" fo:font-size="12pt" fo:font-style="normal" officeooo:rsid="000e8e5e" officeooo:paragraph-rsid="000e8e5e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officeooo:rsid="000e8e5e" officeooo:paragraph-rsid="0015477f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officeooo:rsid="000e8e5e" officeooo:paragraph-rsid="0016b09b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officeooo:rsid="000e8e5e" officeooo:paragraph-rsid="001766b6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officeooo:rsid="0010ec5f" officeooo:paragraph-rsid="0010ec5f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officeooo:rsid="0010ec5f" officeooo:paragraph-rsid="001766b6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officeooo:rsid="00115fba" officeooo:paragraph-rsid="00115fba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officeooo:rsid="00115fba" officeooo:paragraph-rsid="0016b09b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officeooo:rsid="00115fba" officeooo:paragraph-rsid="001766b6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officeooo:rsid="00115fba" officeooo:paragraph-rsid="00115fba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officeooo:rsid="00115fba" officeooo:paragraph-rsid="001766b6" style:font-size-asian="10.5pt" style:font-style-asian="normal" style:font-size-complex="12pt" style:font-style-complex="normal"/>
    </style:style>
    <style:style style:name="P42" style:family="paragraph" style:parent-style-name="Standard" style:list-style-name="L61">
      <style:paragraph-properties fo:text-align="start" style:justify-single-word="false"/>
      <style:text-properties style:font-name="arial" fo:font-size="12pt" fo:font-style="normal" officeooo:rsid="00115fba" officeooo:paragraph-rsid="00115fba" style:font-size-asian="10.5pt" style:font-style-asian="normal" style:font-size-complex="12pt" style:font-style-complex="normal"/>
    </style:style>
    <style:style style:name="P43" style:family="paragraph" style:parent-style-name="Standard" style:list-style-name="L15">
      <style:text-properties style:font-name="arial" fo:font-size="12pt" fo:font-style="normal" style:text-underline-style="solid" style:text-underline-width="auto" style:text-underline-color="font-color" officeooo:rsid="0008973f" officeooo:paragraph-rsid="0008973f" style:font-size-asian="12pt" style:font-style-asian="normal" style:font-size-complex="12pt" style:font-style-complex="normal"/>
    </style:style>
    <style:style style:name="P44" style:family="paragraph" style:parent-style-name="Standard" style:list-style-name="L21">
      <style:text-properties style:font-name="arial" fo:font-size="12pt" fo:font-style="normal" style:text-underline-style="solid" style:text-underline-width="auto" style:text-underline-color="font-color" officeooo:rsid="0008973f" officeooo:paragraph-rsid="0008973f" style:font-size-asian="12pt" style:font-style-asian="normal" style:font-size-complex="12pt" style:font-style-complex="normal"/>
    </style:style>
    <style:style style:name="P45" style:family="paragraph" style:parent-style-name="Standard" style:list-style-name="L28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b9100" officeooo:paragraph-rsid="000b9100" style:font-size-asian="12pt" style:font-style-asian="normal" style:font-size-complex="12pt" style:font-style-complex="normal"/>
    </style:style>
    <style:style style:name="P46" style:family="paragraph" style:parent-style-name="Standard" style:list-style-name="L29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b9100" officeooo:paragraph-rsid="000b9100" style:font-size-asian="12pt" style:font-style-asian="normal" style:font-size-complex="12pt" style:font-style-complex="normal"/>
    </style:style>
    <style:style style:name="P47" style:family="paragraph" style:parent-style-name="Standard" style:list-style-name="L30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b9100" officeooo:paragraph-rsid="000b9100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49" style:family="paragraph" style:parent-style-name="Standard" style:list-style-name="L31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0" style:family="paragraph" style:parent-style-name="Standard" style:list-style-name="L35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1" style:family="paragraph" style:parent-style-name="Standard" style:list-style-name="L36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2" style:family="paragraph" style:parent-style-name="Standard" style:list-style-name="L37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3" style:family="paragraph" style:parent-style-name="Standard" style:list-style-name="L38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4" style:family="paragraph" style:parent-style-name="Standard" style:list-style-name="L39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5" style:family="paragraph" style:parent-style-name="Standard" style:list-style-name="L40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6" style:family="paragraph" style:parent-style-name="Standard" style:list-style-name="L41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7" style:family="paragraph" style:parent-style-name="Standard" style:list-style-name="L42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8" style:family="paragraph" style:parent-style-name="Standard" style:list-style-name="L43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59" style:family="paragraph" style:parent-style-name="Standard" style:list-style-name="L44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e8e5e" officeooo:paragraph-rsid="000e8e5e" style:font-size-asian="12pt" style:font-style-asian="normal" style:font-size-complex="12pt" style:font-style-complex="normal"/>
    </style:style>
    <style:style style:name="P60" style:family="paragraph" style:parent-style-name="Standard" style:list-style-name="L33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61" style:family="paragraph" style:parent-style-name="Standard" style:list-style-name="L34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62" style:family="paragraph" style:parent-style-name="Standard" style:list-style-name="L63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63" style:family="paragraph" style:parent-style-name="Standard" style:list-style-name="L64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766b6" style:font-size-asian="12pt" style:font-style-asian="normal" style:font-size-complex="12pt" style:font-style-complex="normal"/>
    </style:style>
    <style:style style:name="P64" style:family="paragraph" style:parent-style-name="Standard" style:list-style-name="L65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766b6" style:font-size-asian="12pt" style:font-style-asian="normal" style:font-size-complex="12pt" style:font-style-complex="normal"/>
    </style:style>
    <style:style style:name="P65" style:family="paragraph" style:parent-style-name="Standard" style:list-style-name="L66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766b6" style:font-size-asian="12pt" style:font-style-asian="normal" style:font-size-complex="12pt" style:font-style-complex="normal"/>
    </style:style>
    <style:style style:name="P66" style:family="paragraph" style:parent-style-name="Standard" style:list-style-name="L67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67" style:family="paragraph" style:parent-style-name="Standard" style:list-style-name="L68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68" style:family="paragraph" style:parent-style-name="Standard" style:list-style-name="L45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69" style:family="paragraph" style:parent-style-name="Standard" style:list-style-name="L46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0" style:family="paragraph" style:parent-style-name="Standard" style:list-style-name="L48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1" style:family="paragraph" style:parent-style-name="Standard" style:list-style-name="L49">
      <style:paragraph-properties fo:text-align="start" style:justify-single-word="false" fo:break-before="pag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2" style:family="paragraph" style:parent-style-name="Standard" style:list-style-name="L57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3" style:family="paragraph" style:parent-style-name="Standard" style:list-style-name="L58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4" style:family="paragraph" style:parent-style-name="Standard" style:list-style-name="L59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5" style:family="paragraph" style:parent-style-name="Standard" style:list-style-name="L47">
      <style:text-properties style:font-name="arial" fo:font-size="12pt" fo:font-style="normal" style:text-underline-style="solid" style:text-underline-width="auto" style:text-underline-color="font-color" officeooo:rsid="000cf22e" officeooo:paragraph-rsid="000cf22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77" style:family="paragraph" style:parent-style-name="Standard" style:list-style-name="L50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78" style:family="paragraph" style:parent-style-name="Standard" style:list-style-name="L51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766b6" style:font-size-asian="12pt" style:font-style-asian="normal" style:font-size-complex="12pt" style:font-style-complex="normal"/>
    </style:style>
    <style:style style:name="P80" style:family="paragraph" style:parent-style-name="Standard" style:list-style-name="L52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766b6" style:font-size-asian="12pt" style:font-style-asian="normal" style:font-size-complex="12pt" style:font-style-complex="normal"/>
    </style:style>
    <style:style style:name="P81" style:family="paragraph" style:parent-style-name="Standard" style:list-style-name="L53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82" style:family="paragraph" style:parent-style-name="Standard" style:list-style-name="L54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83" style:family="paragraph" style:parent-style-name="Standard" style:list-style-name="L55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84" style:family="paragraph" style:parent-style-name="Standard" style:list-style-name="L56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0ec5f" officeooo:paragraph-rsid="0010ec5f" style:font-size-asian="12pt" style:font-style-asian="normal" style:font-size-complex="12pt" style:font-style-complex="normal"/>
    </style:style>
    <style:style style:name="P85" style:family="paragraph" style:parent-style-name="Standard" style:list-style-name="L60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0.5pt" style:font-style-asian="normal" style:font-size-complex="12pt" style:font-style-complex="normal"/>
    </style:style>
    <style:style style:name="P86" style:family="paragraph" style:parent-style-name="Standard" style:list-style-name="L62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15fba" officeooo:paragraph-rsid="00115fba" style:font-size-asian="10.5pt" style:font-style-asian="normal" style:font-size-complex="12pt" style:font-style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15fba" officeooo:paragraph-rsid="00115fba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89" style:family="paragraph" style:parent-style-name="Standard" style:list-style-name="L16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0" style:family="paragraph" style:parent-style-name="Standard" style:list-style-name="L17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1" style:family="paragraph" style:parent-style-name="Standard" style:list-style-name="L18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2" style:family="paragraph" style:parent-style-name="Standard" style:list-style-name="L19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3" style:family="paragraph" style:parent-style-name="Standard" style:list-style-name="L20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4" style:family="paragraph" style:parent-style-name="Standard" style:list-style-name="L22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5" style:family="paragraph" style:parent-style-name="Standard" style:list-style-name="L23">
      <style:text-properties style:font-name="arial" fo:font-size="12pt" style:text-underline-style="solid" style:text-underline-width="auto" style:text-underline-color="font-color" officeooo:rsid="0008973f" officeooo:paragraph-rsid="0008973f" style:font-size-asian="12pt" style:font-size-complex="12pt"/>
    </style:style>
    <style:style style:name="P96" style:family="paragraph" style:parent-style-name="Standard" style:list-style-name="L24">
      <style:text-properties style:font-name="arial" fo:font-size="12pt" style:text-underline-style="solid" style:text-underline-width="auto" style:text-underline-color="font-color" officeooo:rsid="0009de43" officeooo:paragraph-rsid="0009de43" style:font-size-asian="12pt" style:font-size-complex="12pt"/>
    </style:style>
    <style:style style:name="P97" style:family="paragraph" style:parent-style-name="Standard" style:list-style-name="L25">
      <style:text-properties style:font-name="arial" fo:font-size="12pt" style:text-underline-style="solid" style:text-underline-width="auto" style:text-underline-color="font-color" officeooo:rsid="0009de43" officeooo:paragraph-rsid="0009de43" style:font-size-asian="12pt" style:font-size-complex="12pt"/>
    </style:style>
    <style:style style:name="P98" style:family="paragraph" style:parent-style-name="Standard" style:list-style-name="L26">
      <style:text-properties style:font-name="arial" fo:font-size="12pt" style:text-underline-style="solid" style:text-underline-width="auto" style:text-underline-color="font-color" officeooo:rsid="0009de43" officeooo:paragraph-rsid="0009de43" style:font-size-asian="12pt" style:font-size-complex="12pt"/>
    </style:style>
    <style:style style:name="P99" style:family="paragraph" style:parent-style-name="Standard" style:list-style-name="L27">
      <style:text-properties style:font-name="arial" fo:font-size="12pt" style:text-underline-style="solid" style:text-underline-width="auto" style:text-underline-color="font-color" officeooo:rsid="0009de43" officeooo:paragraph-rsid="0009de43" style:font-size-asian="12pt" style:font-size-complex="12pt"/>
    </style:style>
    <style:style style:name="P100" style:family="paragraph" style:parent-style-name="Standard">
      <style:text-properties style:font-name="arial" fo:font-size="14pt" officeooo:rsid="0008973f" officeooo:paragraph-rsid="0008973f" style:font-size-asian="14pt" style:font-size-complex="14pt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arial" fo:font-size="14pt" officeooo:rsid="0008973f" officeooo:paragraph-rsid="0008973f" style:font-size-asian="14pt" style:font-size-complex="14pt"/>
    </style:style>
    <style:style style:name="P102" style:family="paragraph" style:parent-style-name="Standard">
      <style:paragraph-properties fo:text-align="start" style:justify-single-word="false"/>
      <style:text-properties style:font-name="arial" fo:font-size="14pt" fo:font-style="italic" officeooo:rsid="0009de43" officeooo:paragraph-rsid="0009de43" style:font-size-asian="14pt" style:font-style-asian="italic" style:font-size-complex="14pt" style:font-style-complex="italic"/>
    </style:style>
    <style:style style:name="P103" style:family="paragraph" style:parent-style-name="Standard">
      <style:paragraph-properties fo:text-align="start" style:justify-single-word="false"/>
      <style:text-properties style:font-name="arial" fo:font-size="14pt" fo:font-style="normal" officeooo:rsid="0009de43" officeooo:paragraph-rsid="0009de43" style:font-size-asian="14pt" style:font-style-asian="normal" style:font-size-complex="14pt" style:font-style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4pt" fo:font-style="normal" officeooo:rsid="000b9100" officeooo:paragraph-rsid="000b9100" style:font-size-asian="14pt" style:font-style-asian="normal" style:font-size-complex="14pt" style:font-style-complex="normal"/>
    </style:style>
    <style:style style:name="P105" style:family="paragraph" style:parent-style-name="Standard">
      <style:paragraph-properties fo:text-align="start" style:justify-single-word="false"/>
      <style:text-properties style:font-name="arial" fo:font-size="14pt" fo:font-style="normal" officeooo:rsid="000cf22e" officeooo:paragraph-rsid="000cf22e" style:font-size-asian="14pt" style:font-style-asian="normal" style:font-size-complex="14pt" style:font-style-complex="normal"/>
    </style:style>
    <style:style style:name="P106" style:family="paragraph" style:parent-style-name="Standard">
      <style:paragraph-properties fo:text-align="start" style:justify-single-word="false"/>
      <style:text-properties style:font-name="arial" fo:font-size="14pt" fo:font-style="normal" officeooo:rsid="000e8e5e" officeooo:paragraph-rsid="000e8e5e" style:font-size-asian="14pt" style:font-style-asian="normal" style:font-size-complex="14pt" style:font-style-complex="normal"/>
    </style:style>
    <style:style style:name="P107" style:family="paragraph" style:parent-style-name="Standard">
      <style:paragraph-properties fo:text-align="start" style:justify-single-word="false"/>
      <style:text-properties style:font-name="arial" fo:font-size="14pt" fo:font-style="normal" officeooo:rsid="0010ec5f" officeooo:paragraph-rsid="0010ec5f" style:font-size-asian="14pt" style:font-style-asian="normal" style:font-size-complex="14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arial" fo:font-size="14pt" fo:font-style="normal" officeooo:rsid="00115fba" officeooo:paragraph-rsid="00115fba" style:font-size-asian="14pt" style:font-style-asian="normal" style:font-size-complex="14pt" style:font-style-complex="normal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arial" fo:font-size="14pt" fo:font-style="normal" fo:font-weight="bold" officeooo:rsid="0009de43" officeooo:paragraph-rsid="0009de43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arial" fo:font-size="14pt" fo:font-style="normal" fo:font-weight="bold" officeooo:rsid="000b9100" officeooo:paragraph-rsid="000b9100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b9100" officeooo:paragraph-rsid="000b9100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break-before="page"/>
      <style:text-properties style:font-name="arial" fo:font-size="14pt" fo:font-weight="bold" officeooo:rsid="0009de43" officeooo:paragraph-rsid="0009de43" style:font-size-asian="14pt" style:font-weight-asian="bold" style:font-size-complex="14pt" style:font-weight-complex="bold"/>
    </style:style>
    <style:style style:name="P113" style:family="paragraph" style:parent-style-name="Standard">
      <style:text-properties style:font-name="arial" fo:font-size="10pt" fo:font-style="italic" officeooo:rsid="0008973f" officeooo:paragraph-rsid="0008973f" style:font-size-asian="10pt" style:font-style-asian="italic" style:font-size-complex="10pt" style:font-style-complex="italic"/>
    </style:style>
    <style:style style:name="P114" style:family="paragraph" style:parent-style-name="Standard">
      <style:paragraph-properties fo:text-align="start" style:justify-single-word="false"/>
      <style:text-properties style:font-name="arial" fo:font-size="10pt" fo:font-style="italic" officeooo:rsid="0009de43" officeooo:paragraph-rsid="0009de43" style:font-size-asian="10pt" style:font-style-asian="italic" style:font-size-complex="10pt" style:font-style-complex="italic"/>
    </style:style>
    <style:style style:name="P115" style:family="paragraph" style:parent-style-name="Standard" style:list-style-name="L5">
      <style:text-properties style:font-name="arial" fo:font-size="10pt" officeooo:rsid="0008973f" officeooo:paragraph-rsid="0008973f" style:font-size-asian="10pt" style:font-size-complex="10pt"/>
    </style:style>
    <style:style style:name="P116" style:family="paragraph" style:parent-style-name="Standard">
      <style:text-properties style:font-name="arial" fo:font-size="10pt" officeooo:rsid="0008973f" officeooo:paragraph-rsid="0008973f" style:font-size-asian="10pt" style:font-size-complex="10pt"/>
    </style:style>
    <style:style style:name="P117" style:family="paragraph" style:parent-style-name="Standard">
      <style:text-properties style:font-name="arial" fo:font-size="10pt" officeooo:rsid="0009de43" officeooo:paragraph-rsid="0009de43" style:font-size-asian="10pt" style:font-size-complex="10pt"/>
    </style:style>
    <style:style style:name="P118" style:family="paragraph" style:parent-style-name="Standard">
      <style:text-properties style:font-name="arial" fo:font-size="10pt" fo:font-style="normal" officeooo:rsid="0008973f" officeooo:paragraph-rsid="0008973f" style:font-size-asian="10pt" style:font-style-asian="normal" style:font-size-complex="10pt" style:font-style-complex="normal"/>
    </style:style>
    <style:style style:name="P119" style:family="paragraph" style:parent-style-name="Standard" style:list-style-name="L5">
      <style:text-properties style:font-name="arial" fo:font-size="10pt" fo:font-style="normal" officeooo:rsid="0008973f" officeooo:paragraph-rsid="0008973f" style:font-size-asian="10pt" style:font-style-asian="normal" style:font-size-complex="10pt" style:font-style-complex="normal"/>
    </style:style>
    <style:style style:name="P120" style:family="paragraph" style:parent-style-name="Standard">
      <style:paragraph-properties fo:text-align="start" style:justify-single-word="false"/>
      <style:text-properties style:font-name="arial" fo:font-size="10pt" fo:font-style="normal" officeooo:rsid="0009de43" officeooo:paragraph-rsid="0009de43" style:font-size-asian="10pt" style:font-style-asian="normal" style:font-size-complex="10pt" style:font-style-complex="normal"/>
    </style:style>
    <style:style style:name="P121" style:family="paragraph" style:parent-style-name="Standard">
      <style:paragraph-properties fo:text-align="start" style:justify-single-word="false"/>
      <style:text-properties style:font-name="arial" fo:font-size="10pt" fo:font-style="normal" officeooo:rsid="000b9100" officeooo:paragraph-rsid="000b9100" style:font-size-asian="10pt" style:font-style-asian="normal" style:font-size-complex="10pt" style:font-style-complex="normal"/>
    </style:style>
    <style:style style:name="P122" style:family="paragraph" style:parent-style-name="Standard">
      <style:paragraph-properties fo:text-align="start" style:justify-single-word="false"/>
      <style:text-properties style:font-name="arial" fo:font-size="10pt" fo:font-style="normal" officeooo:rsid="000cf22e" officeooo:paragraph-rsid="000cf22e" style:font-size-asian="10pt" style:font-style-asian="normal" style:font-size-complex="10pt" style:font-style-complex="normal"/>
    </style:style>
    <style:style style:name="P123" style:family="paragraph" style:parent-style-name="Standard">
      <style:paragraph-properties fo:text-align="start" style:justify-single-word="false"/>
      <style:text-properties style:font-name="arial" fo:font-size="10pt" fo:font-style="normal" officeooo:rsid="000e8e5e" officeooo:paragraph-rsid="000e8e5e" style:font-size-asian="10pt" style:font-style-asian="normal" style:font-size-complex="10pt" style:font-style-complex="normal"/>
    </style:style>
    <style:style style:name="P124" style:family="paragraph" style:parent-style-name="Standard">
      <style:paragraph-properties fo:text-align="start" style:justify-single-word="false"/>
      <style:text-properties style:font-name="arial" fo:font-size="10pt" fo:font-style="normal" officeooo:rsid="00115fba" officeooo:paragraph-rsid="00115fba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text-align="start" style:justify-single-word="false"/>
      <style:text-properties style:font-name="arial" fo:font-size="10pt" fo:font-style="normal" fo:font-weight="bold" officeooo:rsid="000cf22e" officeooo:paragraph-rsid="000cf22e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officeooo:rsid="00115fba" officeooo:paragraph-rsid="00115fba" style:font-size-asian="12pt" style:font-style-asian="normal" style:font-size-complex="12pt" style:font-style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officeooo:rsid="00115fba" officeooo:paragraph-rsid="001793a7" style:font-size-asian="12pt" style:font-style-asian="normal" style:font-size-complex="12pt" style:font-style-complex="normal"/>
    </style:style>
    <style:style style:name="P128" style:family="paragraph" style:parent-style-name="Standard" style:list-style-name="L69">
      <style:paragraph-properties fo:text-align="start" style:justify-single-word="false"/>
      <style:text-properties style:text-position="0% 100%" style:font-name="arial" fo:font-size="12pt" fo:font-style="normal" officeooo:rsid="00115fba" officeooo:paragraph-rsid="00115fba" style:font-size-asian="12pt" style:font-style-asian="normal" style:font-size-complex="12pt" style:font-style-complex="normal"/>
    </style:style>
    <style:style style:name="P129" style:family="paragraph" style:parent-style-name="Standard" style:list-style-name="L70">
      <style:paragraph-properties fo:text-align="start" style:justify-single-word="false"/>
      <style:text-properties style:text-position="0% 100%"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130" style:family="paragraph" style:parent-style-name="Standard" style:list-style-name="L71">
      <style:paragraph-properties fo:text-align="start" style:justify-single-word="false"/>
      <style:text-properties style:text-position="0% 100%"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131" style:family="paragraph" style:parent-style-name="Standard" style:list-style-name="L73">
      <style:paragraph-properties fo:text-align="start" style:justify-single-word="false"/>
      <style:text-properties style:text-position="0% 100%"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132" style:family="paragraph" style:parent-style-name="Standard" style:list-style-name="L72">
      <style:text-properties style:text-position="0% 100%" style:font-name="arial" fo:font-size="12pt" fo:font-style="normal" style:text-underline-style="solid" style:text-underline-width="auto" style:text-underline-color="font-color" officeooo:rsid="00115fba" officeooo:paragraph-rsid="00115fba" style:font-size-asian="12pt" style:font-style-asian="normal" style:font-size-complex="12pt" style:font-style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arial" fo:font-size="14pt" fo:font-style="normal" officeooo:rsid="00115fba" officeooo:paragraph-rsid="00115fba" style:font-size-asian="14pt" style:font-style-asian="normal" style:font-size-complex="14pt" style:font-style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arial" fo:font-size="10pt" fo:font-style="normal" officeooo:rsid="00115fba" officeooo:paragraph-rsid="00115fba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text-align="start" style:justify-single-word="false" fo:break-before="page"/>
      <style:text-properties style:text-position="0% 100%" style:font-name="arial" fo:font-size="16pt" fo:font-style="normal" fo:font-weight="bold" officeooo:rsid="00115fba" officeooo:paragraph-rsid="00115fba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8973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officeooo:rsid="00134a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766b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/text:p>
      <text:p text:style-name="P3">RUBY</text:p>
      <text:p text:style-name="P3"/>
      <text:p text:style-name="P6">Linguagem Ruby</text:p>
      <text:p text:style-name="P2"/>
      <text:p text:style-name="P4"><text:tab/><text:tab/><text:tab/><text:tab/><text:tab/></text:p>
      <text:p text:style-name="P4"/>
      <text:p text:style-name="P4"/>
      <text:p text:style-name="P4"/>
      <text:p text:style-name="P5"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 <text:s text:c="4"/>Aprenda Ruby <text:s/></text:p>
      <text:p text:style-name="P4">Programação Simples, Desenvolvimento Web e mais!</text:p>
      <text:p text:style-name="P4"><text:soft-page-break/>Índice</text:p>
      <text:p text:style-name="P4"/>
      <text:p text:style-name="P4"/>
      <text:p text:style-name="P4"/>
      <text:p text:style-name="P4"/>
      <text:p text:style-name="P4"/>
      <text:list xml:id="list1526492920" text:style-name="L3">
        <text:list-item>
          <text:p text:style-name="P101">1. Introdução à Ruby e sua história</text:p>
        </text:list-item>
        <text:list-item>
          <text:p text:style-name="P101">2. Instalação do ambiente Ruby</text:p>
        </text:list-item>
        <text:list-item>
          <text:p text:style-name="P101">3. Variáveis e tipos de dados em Ruby</text:p>
        </text:list-item>
        <text:list-item>
          <text:p text:style-name="P101">4. Operadores e expressões em Ruby</text:p>
        </text:list-item>
        <text:list-item>
          <text:p text:style-name="P101">5. Estruturas condicionais em Ruby</text:p>
        </text:list-item>
        <text:list-item>
          <text:p text:style-name="P101">6. Estruturas de repetição em Ruby</text:p>
        </text:list-item>
        <text:list-item>
          <text:p text:style-name="P101">7. Coleções de dados: Arrays e Hashes em Ruby</text:p>
        </text:list-item>
        <text:list-item>
          <text:p text:style-name="P101">8. Funções e métodos em Ruby</text:p>
        </text:list-item>
        <text:list-item>
          <text:p text:style-name="P101">9. Scoping de variáveis em Ruby</text:p>
        </text:list-item>
        <text:list-item>
          <text:p text:style-name="P101">10. Classes e Objetos em Ruby</text:p>
        </text:list-item>
        <text:list-item>
          <text:p text:style-name="P101">11. Herança e Encapsulamento em Ruby</text:p>
        </text:list-item>
        <text:list-item>
          <text:p text:style-name="P101">12. Módulos e Mixins em Ruby</text:p>
        </text:list-item>
        <text:list-item>
          <text:p text:style-name="P101">13. Tratamento de Exceções em Ruby</text:p>
        </text:list-item>
        <text:list-item>
          <text:p text:style-name="P101">14. Manipulação de Arquivos em Ruby</text:p>
        </text:list-item>
        <text:list-item>
          <text:p text:style-name="P101">15. Manipulação de Strings em Ruby</text:p>
        </text:list-item>
        <text:list-item>
          <text:p text:style-name="P101">16. Expressões Regulares em Ruby</text:p>
        </text:list-item>
        <text:list-item>
          <text:p text:style-name="P101">17. Introdução ao Desenvolvimento Web com Ruby</text:p>
        </text:list-item>
        <text:list-item>
          <text:p text:style-name="P101">18. Manipulação de Bancos de Dados com Ruby</text:p>
        </text:list-item>
        <text:list-item>
          <text:p text:style-name="P101">19. Testes Automatizados com RSpec</text:p>
        </text:list-item>
        <text:list-item>
          <text:p text:style-name="P101">20. Boas Práticas de Programação em Ruby</text:p>
        </text:list-item>
        <text:list-item>
          <text:p text:style-name="P101">21. Lógica da Programação em Ruby</text:p>
        </text:list-item>
        <text:list-item>
          <text:p text:style-name="P101">22. Algoritmos em Ruby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1- <text:span text:style-name="T3">Introdução à Ruby e sua história</text:span></text:p>
      <text:p text:style-name="P7"/>
      <text:p text:style-name="P17">Ruby é uma linguagem de programação interpretada, dinâmica e de código aberto, conhecida por sua simplicidade e elegância. Foi criada no Japão por Yukihiro Matsumoto, também conhecido como "Matz", e teve sua primeira versão lançada em 1995. Matz projetou a Ruby com o objetivo de tornar a programação mais divertida e produtiva para os desenvolvedores.</text:p>
      <text:p text:style-name="P17"/>
      <text:p text:style-name="P17">A filosofia por trás da criação do Ruby baseia-se no princípio da simplicidade e da expressividade. Matz acreditava que a linguagem de programação deveria se adaptar às necessidades dos programadores e não o contrário. Assim, ele criou uma sintaxe que permite escrever código de forma natural, como se estivesse expressando suas ideias em linguagem humana.</text:p>
      <text:p text:style-name="P17"/>
      <text:p text:style-name="P17">Ruby é uma linguagem orientada a objetos, o que significa que tudo em Ruby é um objeto, incluindo números, strings e até mesmo classes. Essa abordagem orientada a objetos torna a linguagem consistente e flexível, permitindo que os programadores criem abstrações poderosas e reutilizáveis.</text:p>
      <text:p text:style-name="P17"/>
      <text:p text:style-name="P17">Ao longo dos anos, Ruby ganhou popularidade e se tornou uma escolha popular para o desenvolvimento web. A framework Ruby on Rails, criada por David Heinemeier Hansson, impulsionou ainda mais a adoção do Ruby no desenvolvimento de aplicações web. O Ruby on Rails, também conhecido como Rails, é um framework de desenvolvimento web que segue a filosofia de convenção sobre configuração, tornando o desenvolvimento web mais rápido e fácil.</text:p>
      <text:p text:style-name="P17"/>
      <text:p text:style-name="P17">Com o crescimento da comunidade Ruby, muitas bibliotecas e gemas foram desenvolvidas, ampliando ainda mais a funcionalidade da linguagem e permitindo que os programadores aproveitem recursos prontos para uso em seus projetos.</text:p>
      <text:p text:style-name="P17"/>
      <text:p text:style-name="P17">Em resumo, Ruby é uma linguagem de programação poderosa, expressiva e flexível que valoriza a simplicidade e a produtividade dos desenvolvedores. Sua história de crescimento e adoção é uma prova do impacto que teve na comunidade de desenvolvimento de software em todo o mundo.</text:p>
      <text:p text:style-name="P17"/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pan text:style-name="T6"/></text:p>
      <text:p text:style-name="P100"><text:soft-page-break/><text:span text:style-name="T6">2 - Instalação do ambiente Ruby</text:span></text:p>
      <text:p text:style-name="P17"/>
      <text:p text:style-name="P17">Para começar a desenvolver em Ruby, você precisará configurar o ambiente de desenvolvimento. A instalação do ambiente Ruby é geralmente simples e direta, permitindo que você comece rapidamente a escrever código Ruby.</text:p>
      <text:p text:style-name="P17"/>
      <text:list xml:id="list3356845993" text:style-name="L17">
        <text:list-item>
          <text:p text:style-name="P90">Passo 1: Verifique se o Ruby já está instalado:</text:p>
        </text:list-item>
      </text:list>
      <text:p text:style-name="P17"/>
      <text:p text:style-name="P17">Antes de prosseguir com a instalação, verifique se o Ruby já está instalado no seu sistema. Para fazer isso, abra o terminal (ou prompt de comando no Windows) e digite o seguinte comando:</text:p>
      <text:p text:style-name="P17"/>
      <text:p text:style-name="P21">$ ruby --version</text:p>
      <text:p text:style-name="P17"/>
      <text:p text:style-name="P17">Se você receber uma resposta mostrando a versão do Ruby instalada, isso significa que o Ruby já está configurado e você pode pular para a próxima etapa. Caso contrário, prossiga com a instalação.</text:p>
      <text:p text:style-name="P17"/>
      <text:list xml:id="list3161368258" text:style-name="L16">
        <text:list-item>
          <text:p text:style-name="P89">Passo 2: Escolha um gerenciador de versões (opcional):</text:p>
        </text:list-item>
      </text:list>
      <text:p text:style-name="P88"/>
      <text:p text:style-name="P17">Embora o Ruby possa ser instalado diretamente a partir do site oficial, é recomendado usar um gerenciador de versões para facilitar a gestão de várias versões do Ruby no seu sistema. Dois dos gerenciadores de versões populares são o rbenv e o RVM (Ruby Version Manager). Escolha um deles e siga as instruções de instalação no respectivo repositório do GitHub.</text:p>
      <text:p text:style-name="P17"/>
      <text:list xml:id="list3404241528" text:style-name="L15">
        <text:list-item>
          <text:p text:style-name="P43">Passo 3: Instale o Ruby:</text:p>
        </text:list-item>
      </text:list>
      <text:p text:style-name="P17"/>
      <text:p text:style-name="P17">Depois de escolher um gerenciador de versões (ou se optou por não usá-lo), siga as instruções de instalação específicas para o seu sistema operacional no site oficial do Ruby ou no repositório do gerenciador de versões que você escolheu.</text:p>
      <text:p text:style-name="P17"/>
      <text:list xml:id="list1674095586" text:style-name="L18">
        <text:list-item>
          <text:p text:style-name="P91">Passo 4: Verifique a instalação:</text:p>
        </text:list-item>
      </text:list>
      <text:p text:style-name="P17"/>
      <text:p text:style-name="P17">Após concluir a instalação, abra o terminal novamente e digite:</text:p>
      <text:p text:style-name="P17"/>
      <text:p text:style-name="P21">$ ruby --version</text:p>
      <text:p text:style-name="P17"/>
      <text:p text:style-name="P17">Isso deve retornar a versão do Ruby que você acabou de instalar, confirmando que a instalação foi bem-sucedida.</text:p>
      <text:p text:style-name="P17"/>
      <text:list xml:id="list1659192320" text:style-name="L19">
        <text:list-item>
          <text:p text:style-name="P92">Passo 5: Configuração adicional (opcional):</text:p>
        </text:list-item>
      </text:list>
      <text:p text:style-name="P17"/>
      <text:p text:style-name="P17">Além do Ruby, você pode querer instalar o Bundler, que é uma ferramenta que ajuda a gerenciar as dependências de um projeto Ruby. Para isso, digite no terminal:</text:p>
      <text:p text:style-name="P17"/>
      <text:p text:style-name="P21">$ gem install bundler</text:p>
      <text:p text:style-name="P17"/>
      <text:p text:style-name="P17">Com o ambiente Ruby configurado corretamente, você está pronto para começar a escrever código Ruby e explorar todo o potencial que essa linguagem oferece.</text:p>
      <text:p text:style-name="P17"><text:soft-page-break/></text:p>
      <text:p text:style-name="P17">Agora você pode começar a criar projetos em Ruby, seja para desenvolvimento web com Ruby on Rails ou para criar aplicativos e scripts de linha de comando. Aproveite o poder e a elegância da linguagem Ruby em suas próximas aventuras de programação!</text:p>
      <text:p text:style-name="P17"/>
      <text:p text:style-name="P17"/>
      <text:p text:style-name="P17"/>
      <text:p text:style-name="P17"/>
      <text:p text:style-name="P8">3 - Variáveis e tipos de dados em Ruby</text:p>
      <text:p text:style-name="P100"/>
      <text:p text:style-name="P17">Variáveis são elementos fundamentais em qualquer linguagem de programação, e em Ruby não é diferente. Elas são utilizadas para armazenar e manipular valores, e cada variável possui um tipo de dado associado que determina o tipo de informação que pode ser armazenada nela.</text:p>
      <text:p text:style-name="P17"/>
      <text:list xml:id="list3340916790" text:style-name="L20">
        <text:list-item>
          <text:p text:style-name="P93">Declaração de Variáveis:</text:p>
        </text:list-item>
      </text:list>
      <text:p text:style-name="P88"/>
      <text:p text:style-name="P17">Em Ruby, as variáveis são definidas através de uma atribuição simples. Você pode nomear uma variável usando letras minúsculas ou underscores (_) e não é necessário declarar seu tipo explicitamente. Ruby é uma linguagem de tipagem dinâmica, o que significa que o tipo de dado associado a uma variável é determinado em tempo de execução. Veja um exemplo de declaração de variável:</text:p>
      <text:p text:style-name="P17"/>
      <text:p text:style-name="P113"># Exemplo de declaração de variável</text:p>
      <text:p text:style-name="P113">nome = "João"</text:p>
      <text:p text:style-name="P113">idade = 30</text:p>
      <text:p text:style-name="P113">altura = 1.75</text:p>
      <text:p text:style-name="P17"/>
      <text:list xml:id="list1529811766" text:style-name="L21">
        <text:list-item>
          <text:p text:style-name="P44">Tipos de Dados em Ruby:</text:p>
        </text:list-item>
      </text:list>
      <text:p text:style-name="P17"/>
      <text:p text:style-name="P17">Ruby possui diversos tipos de dados que podem ser atribuídos a variáveis. Alguns dos tipos de dados mais comuns em Ruby são:<text:line-break/></text:p>
      <text:list xml:id="list131568324" text:style-name="L5">
        <text:list-item>
          <text:p text:style-name="P115">Números:</text:p>
        </text:list-item>
      </text:list>
      <text:p text:style-name="P116"><text:tab/><text:tab/>Inteiros (Exemplo: 5, -10)</text:p>
      <text:p text:style-name="P116"><text:tab/><text:tab/>Decimais (Exemplo: 3.14, -0.5)</text:p>
      <text:p text:style-name="P116"/>
      <text:list xml:id="list101138256952305" text:continue-numbering="true" text:style-name="L5">
        <text:list-item>
          <text:p text:style-name="P115">Strings:</text:p>
        </text:list-item>
      </text:list>
      <text:p text:style-name="P116"><text:s text:c="14"/>Sequências de caracteres (Exemplo: "Olá, Ruby!")</text:p>
      <text:p text:style-name="P116"/>
      <text:list xml:id="list101138794652737" text:continue-numbering="true" text:style-name="L5">
        <text:list-item>
          <text:p text:style-name="P115">Booleanos:</text:p>
        </text:list-item>
      </text:list>
      <text:p text:style-name="P116"><text:s text:c="15"/>Representa valores verdadeiro ou falso (true ou false)</text:p>
      <text:p text:style-name="P116"/>
      <text:list xml:id="list101137638073499" text:continue-numbering="true" text:style-name="L5">
        <text:list-item>
          <text:p text:style-name="P115">Arrays:</text:p>
        </text:list-item>
      </text:list>
      <text:p text:style-name="P116"><text:s text:c="16"/>Coleção ordenada de elementos (Exemplo: [1, 2, 3])</text:p>
      <text:p text:style-name="P116"/>
      <text:list xml:id="list101138769706862" text:continue-numbering="true" text:style-name="L5">
        <text:list-item>
          <text:p text:style-name="P115">Hashes:</text:p>
        </text:list-item>
      </text:list>
      <text:p text:style-name="P116"><text:s text:c="16"/><text:span text:style-name="T1">Coleção de pares chave-valor (Exemplo: { "nome" =&gt; "Maria", "idade" =&gt; 25 })</text:span></text:p>
      <text:p text:style-name="P118"/>
      <text:list xml:id="list101136920531403" text:continue-numbering="true" text:style-name="L5">
        <text:list-item>
          <text:p text:style-name="P119">Symbols:</text:p>
        </text:list-item>
      </text:list>
      <text:p text:style-name="P118"><text:s text:c="15"/>Identificadores imutáveis usados como chaves em hashes (Exemplo: :nome)</text:p>
      <text:p text:style-name="P17"/>
      <text:list xml:id="list101136981642232" text:continue-numbering="true" text:style-name="L5">
        <text:list-item>
          <text:p text:style-name="P115">Nil:</text:p>
        </text:list-item>
      </text:list>
      <text:p text:style-name="P116"><text:s text:c="15"/>Representa a ausência de valor (Exemplo: nil)</text:p>
      <text:list xml:id="list811058710" text:style-name="L22">
        <text:list-item>
          <text:p text:style-name="P94"><text:soft-page-break/><text:span text:style-name="T4">→</text:span> Reatribuição de Variáveis:</text:p>
        </text:list-item>
      </text:list>
      <text:p text:style-name="P17"/>
      <text:p text:style-name="P18">Em Ruby, você pode reatribuir valores a uma variável quantas vezes quiser. Além disso, a tipagem dinâmica permite que você atribua diferentes tipos de dados à mesma variável ao longo do código. </text:p>
      <text:p text:style-name="P18"/>
      <text:p text:style-name="P18">Por exemplo:</text:p>
      <text:p text:style-name="P17"/>
      <text:p text:style-name="P116">idade = 30</text:p>
      <text:p text:style-name="P116">puts idade # Output: 30</text:p>
      <text:p text:style-name="P116"/>
      <text:p text:style-name="P116">idade = "trinta"</text:p>
      <text:p text:style-name="P116">puts idade # Output: trinta</text:p>
      <text:p text:style-name="P17"/>
      <text:p text:style-name="P17">Essa flexibilidade é uma das características que tornam Ruby uma linguagem versátil e fácil de usar.</text:p>
      <text:p text:style-name="P17"/>
      <text:list xml:id="list206460951" text:style-name="L23">
        <text:list-item>
          <text:p text:style-name="P95">Conversão de Tipos de Dados:</text:p>
        </text:list-item>
      </text:list>
      <text:p text:style-name="P17"/>
      <text:p text:style-name="P18"><text:tab/>Você pode converter explicitamente um tipo de dado em outro usando métodos de conversão em Ruby. </text:p>
      <text:p text:style-name="P18"/>
      <text:p text:style-name="P18">Por exemplo:</text:p>
      <text:p text:style-name="P17"/>
      <text:p text:style-name="P116">num_string = "10"</text:p>
      <text:p text:style-name="P116">num_inteiro = num_string.to_i</text:p>
      <text:p text:style-name="P116">puts num_inteiro # Output: 10</text:p>
      <text:p text:style-name="P116"/>
      <text:p text:style-name="P17">Isso é útil quando você precisa manipular os dados de forma específica em seu código.</text:p>
      <text:p text:style-name="P17"/>
      <text:p text:style-name="P17">Em resumo, variáveis em Ruby são utilizadas para armazenar informações e podem conter diferentes tipos de dados. Essa flexibilidade, combinada com a simplicidade da linguagem, torna Ruby uma excelente escolha para programadores que buscam uma sintaxe clara e express</text:p>
      <text:p text:style-name="P9">4 - Operadores e Expressões em Ruby</text:p>
      <text:p text:style-name="P19"/>
      <text:p text:style-name="P19">Os operadores em Ruby são símbolos especiais que permitem realizar operações em variáveis ou valores, retornando um resultado. Eles são fundamentais para manipular dados e efetuar cálculos em qualquer linguagem de programação.</text:p>
      <text:p text:style-name="P19"/>
      <text:list xml:id="list1041207471" text:style-name="L24">
        <text:list-item>
          <text:p text:style-name="P96">Operadores Aritméticos:</text:p>
        </text:list-item>
      </text:list>
      <text:p text:style-name="P19"/>
      <text:p text:style-name="P19">Em Ruby, encontramos os operadores aritméticos padrão para efetuar operações matemáticas básicas:</text:p>
      <text:p text:style-name="P19"/>
      <text:p text:style-name="P117">Adição (+): soma dois valores.</text:p>
      <text:p text:style-name="P117">Subtração (-): subtrai um valor de outro.</text:p>
      <text:p text:style-name="P117">Multiplicação (*): multiplica dois valores.</text:p>
      <text:p text:style-name="P117">Divisão (/): divide um valor pelo outro.</text:p>
      <text:p text:style-name="P117">Módulo (%): retorna o resto da divisão entre dois valores.</text:p>
      <text:p text:style-name="P117">Exponenciação (**): efetua a potenciação entre dois valores.</text:p>
      <text:p text:style-name="P19"/>
      <text:list xml:id="list2894571468" text:style-name="L25">
        <text:list-item>
          <text:p text:style-name="P97">Operadores de Atribuição:</text:p>
        </text:list-item>
      </text:list>
      <text:p text:style-name="P19"/>
      <text:p text:style-name="P19">Os operadores de atribuição permitem definir ou atualizar o valor de uma variável:</text:p>
      <text:p text:style-name="P117"/>
      <text:p text:style-name="P117">Atribuição simples (=): atribui um valor à variável.</text:p>
      <text:p text:style-name="P117">Atribuição com operação (+=, -=, *=, /=, %=, **=): realiza uma operação e atribui o resultado à variável.</text:p>
      <text:p text:style-name="P19"/>
      <text:list xml:id="list1584529668" text:style-name="L26">
        <text:list-item>
          <text:p text:style-name="P98">Operadores de Comparação:</text:p>
        </text:list-item>
      </text:list>
      <text:p text:style-name="P19"/>
      <text:p text:style-name="P19">Os operadores de comparação são utilizados para comparar valores e retornar um valor booleano (true ou false):</text:p>
      <text:p text:style-name="P19"/>
      <text:p text:style-name="P117">Igual (==): verifica se dois valores são iguais.</text:p>
      <text:p text:style-name="P117">Diferente (!=): verifica se dois valores são diferentes.</text:p>
      <text:p text:style-name="P117">Maior (&gt;): verifica se o valor à esquerda é maior que o valor à direita.</text:p>
      <text:p text:style-name="P117">Menor (&lt;): verifica se o valor à esquerda é menor que o valor à direita.</text:p>
      <text:p text:style-name="P117">Maior ou igual (&gt;=): verifica se o valor à esquerda é maior ou igual ao valor à direita.</text:p>
      <text:p text:style-name="P117">Menor ou igual (&lt;=): verifica se o valor à esquerda é menor ou igual ao valor à direita.</text:p>
      <text:p text:style-name="P19"/>
      <text:list xml:id="list933240583" text:style-name="L27">
        <text:list-item>
          <text:p text:style-name="P99">Operadores Lógicos:</text:p>
        </text:list-item>
      </text:list>
      <text:p text:style-name="P19"/>
      <text:p text:style-name="P19">Os operadores lógicos são usados para combinar expressões booleanas:</text:p>
      <text:p text:style-name="P19"/>
      <text:p text:style-name="P117">E (&amp;&amp;): retorna true se ambas as expressões forem verdadeiras.</text:p>
      <text:p text:style-name="P117">Ou (||): retorna true se pelo menos uma das expressões for verdadeira.</text:p>
      <text:p text:style-name="P117">Negação (!): inverte o valor booleano de uma expressão.</text:p>
      <text:p text:style-name="P19"/>
      <text:p text:style-name="P19">Em resumo, os operadores e expressões em Ruby são fundamentais para realizar operações matemáticas, comparações e avaliar condições lógicas. Com essas ferramentas, você pode criar cálculos complexos e lógicas condicionais em seus programas Ruby.</text:p>
      <text:p text:style-name="P112">5 - Estruturas Condicionais em Ruby:</text:p>
      <text:p text:style-name="P19"/>
      <text:p text:style-name="P19">As estruturas condicionais são utilizadas em programação para permitir que um programa tome decisões e execute diferentes ações com base em condições específicas. Em Ruby, a estrutura condicional mais comum é o "if". Com o "if", podemos executar um bloco de código somente se uma condição for verdadeira. Caso a condição seja falsa, podemos usar o "else" para executar outro bloco de código alternativo.</text:p>
      <text:p text:style-name="P19"/>
      <text:p text:style-name="P114">idade = 18</text:p>
      <text:p text:style-name="P114"/>
      <text:p text:style-name="P114">if idade &gt;= 18</text:p>
      <text:p text:style-name="P114"><text:s text:c="2"/>puts "Você é maior de idade."</text:p>
      <text:p text:style-name="P114">else</text:p>
      <text:p text:style-name="P114"><text:s text:c="2"/>puts "Você é menor de idade."</text:p>
      <text:p text:style-name="P114">end</text:p>
      <text:p text:style-name="P20"/>
      <text:p text:style-name="P22">Além do "if" e "else", temos o "elsif" para verificar várias condições em sequência. Por exemplo:</text:p>
      <text:p text:style-name="P22"/>
      <text:p text:style-name="P114">dia_semana = "quarta"</text:p>
      <text:p text:style-name="P114"/>
      <text:p text:style-name="P114">if dia_semana == "segunda"</text:p>
      <text:p text:style-name="P114"><text:s text:c="2"/>puts "Dia de trabalho."</text:p>
      <text:p text:style-name="P114">elsif dia_semana == "quarta"</text:p>
      <text:p text:style-name="P114"><text:s text:c="2"/>puts "Dia de meio da semana."</text:p>
      <text:p text:style-name="P114">elsif dia_semana == "sexta"</text:p>
      <text:p text:style-name="P114"><text:s text:c="2"/>puts "Dia de se preparar para o fim de semana!"</text:p>
      <text:p text:style-name="P114">else</text:p>
      <text:p text:style-name="P114"><text:s text:c="2"/>puts "Dia qualquer."</text:p>
      <text:p text:style-name="P114">end</text:p>
      <text:p text:style-name="P20"/>
      <text:p text:style-name="P102"/>
      <text:p text:style-name="P10">6 - Estruturas de Repetição em Ruby:</text:p>
      <text:p text:style-name="P20"/>
      <text:p text:style-name="P22">As estruturas de repetição, também chamadas de loops, permitem que um bloco de código seja executado várias vezes até que uma condição específica seja atendida. Em Ruby, temos o "while" e o "for".</text:p>
      <text:p text:style-name="P22"/>
      <text:p text:style-name="P22">Com o "while", o bloco de código é executado enquanto uma condição é verdadeira:</text:p>
      <text:p text:style-name="P22"/>
      <text:p text:style-name="P20">contador = 1</text:p>
      <text:p text:style-name="P20">while contador &lt;= 5</text:p>
      <text:p text:style-name="P20"><text:s text:c="2"/>puts "Contagem: #{contador}"</text:p>
      <text:p text:style-name="P20"><text:s text:c="2"/>contador += 1</text:p>
      <text:p text:style-name="P20">end</text:p>
      <text:p text:style-name="P20"/>
      <text:p text:style-name="P22">Já com o "for", podemos percorrer uma coleção de elementos (como um array) executando o bloco de código para cada elemento:</text:p>
      <text:p text:style-name="P22"/>
      <text:p text:style-name="P114">frutas = ["maçã", "banana", "laranja"]</text:p>
      <text:p text:style-name="P114">for fruta in frutas</text:p>
      <text:p text:style-name="P114"><text:s text:c="2"/>puts "Eu gosto de #{fruta}."</text:p>
      <text:p text:style-name="P114">end</text:p>
      <text:p text:style-name="P120"><text:soft-page-break/></text:p>
      <text:p text:style-name="P10">7 - Coleções de Dados: Arrays e Hashes em Ruby:</text:p>
      <text:p text:style-name="P22"/>
      <text:p text:style-name="P23">As coleções de dados são fundamentais para armazenar e organizar informações em um programa. </text:p>
      <text:p text:style-name="P23">Em Ruby, temos duas estruturas de coleções principais: os arrays e os hashes.</text:p>
      <text:p text:style-name="P22"/>
      <text:p text:style-name="P23">Arrays são coleções ordenadas de elementos, onde cada elemento é identificado por um índice numérico começando por 0. </text:p>
      <text:p text:style-name="P23"/>
      <text:p text:style-name="P23">Podemos acessar elementos de um array pelo índice:</text:p>
      <text:p text:style-name="P22"/>
      <text:p text:style-name="P120">frutas = ["maçã", "banana", "laranja"]</text:p>
      <text:p text:style-name="P120">puts frutas[0] # Output: maçã</text:p>
      <text:p text:style-name="P22"/>
      <text:p text:style-name="P23">Já os hashes são coleções de pares chave-valor, onde cada elemento é identificado por uma chave única. </text:p>
      <text:p text:style-name="P23">A chave é usada para acessar o valor associado:</text:p>
      <text:p text:style-name="P22"/>
      <text:p text:style-name="P120">pessoa = { "nome" =&gt; "João", "idade" =&gt; 30, "cidade" =&gt; "São Paulo" }</text:p>
      <text:p text:style-name="P120">puts pessoa["idade"] # Output: 30</text:p>
      <text:p text:style-name="P22"/>
      <text:p text:style-name="P103"/>
      <text:p text:style-name="P10">8 - Funções e Métodos em Ruby:</text:p>
      <text:p text:style-name="P22"/>
      <text:p text:style-name="P23">Funções e métodos são blocos de código que podem ser chamados para realizar uma tarefa específica. </text:p>
      <text:p text:style-name="P23">Em Ruby, usamos a palavra-chave "def" para definir funções fora de classes e métodos dentro de classes.</text:p>
      <text:p text:style-name="P22"/>
      <text:p text:style-name="P120"># Função</text:p>
      <text:p text:style-name="P120">def saudacao(nome)</text:p>
      <text:p text:style-name="P120"><text:s text:c="2"/>puts "Olá, #{nome}! Como vai?"</text:p>
      <text:p text:style-name="P120">end</text:p>
      <text:p text:style-name="P120"/>
      <text:p text:style-name="P120">saudacao("Maria") # Output: Olá, Maria! Como vai?</text:p>
      <text:p text:style-name="P120"/>
      <text:p text:style-name="P120"># Classe com método</text:p>
      <text:p text:style-name="P120">class Pessoa</text:p>
      <text:p text:style-name="P120"><text:s text:c="2"/>def initialize(nome, idade)</text:p>
      <text:p text:style-name="P120"><text:s text:c="4"/>@nome = nome</text:p>
      <text:p text:style-name="P120"><text:s text:c="4"/>@idade = idade</text:p>
      <text:p text:style-name="P120"><text:s text:c="2"/>end</text:p>
      <text:p text:style-name="P120"/>
      <text:p text:style-name="P120"><text:s text:c="2"/>def saudacao</text:p>
      <text:p text:style-name="P120"><text:s text:c="4"/>puts "Olá, meu nome é #{@nome} e tenho #{@idade} anos."</text:p>
      <text:p text:style-name="P120"><text:s text:c="2"/>end</text:p>
      <text:p text:style-name="P120">end</text:p>
      <text:p text:style-name="P120"/>
      <text:p text:style-name="P120">pessoa1 = Pessoa.new("João", 30)</text:p>
      <text:p text:style-name="P120">pessoa1.saudacao # Output: Olá, meu nome é João e tenho 30 anos.</text:p>
      <text:p text:style-name="P22"/>
      <text:p text:style-name="P22"/>
      <text:p text:style-name="P109">9 - Scoping de Variáveis em Ruby:</text:p>
      <text:p text:style-name="P22"/>
      <text:p text:style-name="P23">O escopo de uma variável determina onde ela pode ser acessada e utilizada dentro de um programa. </text:p>
      <text:p text:style-name="P23">Em Ruby, existem diferentes escopos para variáveis locais, instância e de classe.</text:p>
      <text:p text:style-name="P22"/>
      <text:p text:style-name="P22">Variáveis locais são acessíveis apenas dentro do bloco onde foram definidas:</text:p>
      <text:p text:style-name="P22"/>
      <text:p text:style-name="P120">def exemplo</text:p>
      <text:p text:style-name="P120"><text:s text:c="2"/>x = 10 # Variável local</text:p>
      <text:p text:style-name="P120"><text:s text:c="2"/>puts x</text:p>
      <text:p text:style-name="P120">end</text:p>
      <text:p text:style-name="P120"/>
      <text:p text:style-name="P120">exemplo # Output: 10</text:p>
      <text:p text:style-name="P120">puts x # Erro: variável x não está no escopo</text:p>
      <text:p text:style-name="P22"/>
      <text:p text:style-name="P22">Variáveis de instância são acessíveis dentro de uma classe, mas não fora dela:</text:p>
      <text:p text:style-name="P22"/>
      <text:p text:style-name="P120">class Exemplo</text:p>
      <text:p text:style-name="P120"><text:s text:c="2"/>def initialize(nome)</text:p>
      <text:p text:style-name="P120"><text:s text:c="4"/>@nome = nome # Variável de instância</text:p>
      <text:p text:style-name="P120"><text:s text:c="2"/>end</text:p>
      <text:p text:style-name="P120"/>
      <text:p text:style-name="P120"><text:s text:c="2"/>def saudacao</text:p>
      <text:p text:style-name="P120"><text:s text:c="4"/>puts "Olá, #{@nome}!"</text:p>
      <text:p text:style-name="P120"><text:s text:c="2"/>end</text:p>
      <text:p text:style-name="P120">end</text:p>
      <text:p text:style-name="P120"/>
      <text:p text:style-name="P120">obj = Exemplo.new("Maria")</text:p>
      <text:p text:style-name="P120">obj.saudacao # Output: Olá, Maria!</text:p>
      <text:p text:style-name="P120">puts obj.nome # Erro: variável de instância não está no escopo</text:p>
      <text:p text:style-name="P22"/>
      <text:p text:style-name="P22">Variáveis de classe são compartilhadas por todas as instâncias da classe:</text:p>
      <text:p text:style-name="P22"/>
      <text:p text:style-name="P120">class Exemplo</text:p>
      <text:p text:style-name="P120"><text:s text:c="2"/>@@contador = 0 # Variável de classe</text:p>
      <text:p text:style-name="P120"/>
      <text:p text:style-name="P120"><text:s text:c="2"/>def initialize</text:p>
      <text:p text:style-name="P120"><text:s text:c="4"/>@@contador += 1</text:p>
      <text:p text:style-name="P120"><text:s text:c="2"/>end</text:p>
      <text:p text:style-name="P120"/>
      <text:p text:style-name="P120"><text:s text:c="2"/>def self.contador</text:p>
      <text:p text:style-name="P120"><text:s text:c="4"/>@@contador</text:p>
      <text:p text:style-name="P120"><text:s text:c="2"/>end</text:p>
      <text:p text:style-name="P120">end</text:p>
      <text:p text:style-name="P120"/>
      <text:p text:style-name="P120">obj1 = Exemplo.new</text:p>
      <text:p text:style-name="P120">obj2 = Exemplo.new</text:p>
      <text:p text:style-name="P120"/>
      <text:p text:style-name="P120">puts Exemplo.contador # Output: 2</text:p>
      <text:p text:style-name="P109">10 - Classes e Objetos em Ruby:</text:p>
      <text:p text:style-name="P22"/>
      <text:p text:style-name="P23">Ruby é uma linguagem de programação orientada a objetos, onde tudo é um objeto. </text:p>
      <text:p text:style-name="P23">Uma classe é um modelo que define os atributos e comportamentos de um objeto. </text:p>
      <text:p text:style-name="P23">Um objeto é uma instância de uma classe e possui atributos (variáveis de instância) e comportamentos (métodos).</text:p>
      <text:p text:style-name="P22"/>
      <text:p text:style-name="P120">class Pessoa</text:p>
      <text:p text:style-name="P120"><text:s text:c="2"/>def initialize(nome, idade)</text:p>
      <text:p text:style-name="P120"><text:s text:c="4"/>@nome = nome # Variável de instância</text:p>
      <text:p text:style-name="P120"><text:s text:c="4"/>@idade = idade # Variável de instância</text:p>
      <text:p text:style-name="P120"><text:s text:c="2"/>end</text:p>
      <text:p text:style-name="P120"/>
      <text:p text:style-name="P120"><text:s text:c="2"/>def saudacao</text:p>
      <text:p text:style-name="P120"><text:s text:c="4"/>puts "Olá, meu nome é #{@nome} e tenho #{@idade} anos."</text:p>
      <text:p text:style-name="P120"><text:s text:c="2"/>end</text:p>
      <text:p text:style-name="P120">end</text:p>
      <text:p text:style-name="P120"/>
      <text:p text:style-name="P120">pessoa1 = Pessoa.new("João", 30)</text:p>
      <text:p text:style-name="P120">pessoa1.saudacao # Output: Olá, meu nome é João e tenho 30 anos.</text:p>
      <text:p text:style-name="P22"/>
      <text:p text:style-name="P23">Em resumo, esses conceitos são fundamentais em Ruby para criar programas mais complexos e estruturados. </text:p>
      <text:p text:style-name="P23">As estruturas condicionais permitem tomar decisões com base em condições, as estruturas de repetição executam blocos de código várias vezes, as coleções de dados armazenam informações, as funções e métodos organizam e reutilizam código, o scoping de variáveis controla sua visibilidade, e as classes e objetos permitem a modelagem de sistemas orientados a objetos. </text:p>
      <text:p text:style-name="P23">Com essas ferramentas, você pode desenvolver aplicações poderosas e elegantes usando a linguagem Ruby.</text:p>
      <text:p text:style-name="P110">11 - Herança em Ruby:</text:p>
      <text:p text:style-name="P24"/>
      <text:p text:style-name="P25">A herança é um conceito fundamental na programação orientada a objetos que permite criar uma hierarquia de classes, onde as classes filhas (subclasses) herdam atributos e comportamentos das classes pai (superclasses). </text:p>
      <text:p text:style-name="P25">Em Ruby, podemos definir a herança usando a palavra-chave "class" seguida pelo nome da classe filha e o operador "&lt;" seguido pelo nome da classe pai.</text:p>
      <text:p text:style-name="P24"/>
      <text:p text:style-name="P24">Vejamos um exemplo de herança em Ruby:</text:p>
      <text:p text:style-name="P24"/>
      <text:p text:style-name="P121">class Animal</text:p>
      <text:p text:style-name="P121"><text:s text:c="2"/>def speak</text:p>
      <text:p text:style-name="P121"><text:s text:c="4"/>puts "Fazendo barulho..."</text:p>
      <text:p text:style-name="P121"><text:s text:c="2"/>end</text:p>
      <text:p text:style-name="P121">end</text:p>
      <text:p text:style-name="P121"/>
      <text:p text:style-name="P121">class Cachorro &lt; Animal</text:p>
      <text:p text:style-name="P121"><text:s text:c="2"/>def speak</text:p>
      <text:p text:style-name="P121"><text:s text:c="4"/>puts "Au Au!"</text:p>
      <text:p text:style-name="P121"><text:s text:c="2"/>end</text:p>
      <text:p text:style-name="P121">end</text:p>
      <text:p text:style-name="P121"/>
      <text:p text:style-name="P121">class Gato &lt; Animal</text:p>
      <text:p text:style-name="P121"><text:s text:c="2"/>def speak</text:p>
      <text:p text:style-name="P121"><text:s text:c="4"/>puts "Miau!"</text:p>
      <text:p text:style-name="P121"><text:s text:c="2"/>end</text:p>
      <text:p text:style-name="P121">end</text:p>
      <text:p text:style-name="P121"/>
      <text:p text:style-name="P121">dog = Cachorro.new</text:p>
      <text:p text:style-name="P121">dog.speak # Output: Au Au!</text:p>
      <text:p text:style-name="P121"/>
      <text:p text:style-name="P121">cat = Gato.new</text:p>
      <text:p text:style-name="P121">cat.speak # Output: Miau!</text:p>
      <text:p text:style-name="P24"/>
      <text:p text:style-name="P25">Neste exemplo, temos a classe "Animal" como a classe pai, e as classes "Cachorro" e "Gato" como subclasses. </text:p>
      <text:p text:style-name="P25">As subclasses herdam o método "speak" da classe pai e podem substituí-lo para fornecer uma implementação específica para cada tipo de animal.</text:p>
      <text:p text:style-name="P24"/>
      <text:list xml:id="list1311457759" text:style-name="L28">
        <text:list-item>
          <text:p text:style-name="P45">Encapsulamento em Ruby:</text:p>
        </text:list-item>
      </text:list>
      <text:p text:style-name="P24"/>
      <text:p text:style-name="P24">O encapsulamento é outro conceito importante da programação orientada a objetos, que consiste em ocultar os detalhes internos de uma classe e expor apenas as informações necessárias para outros objetos interagirem com ela. Em Ruby, o encapsulamento é obtido controlando o acesso aos atributos e métodos de uma classe.</text:p>
      <text:p text:style-name="P24"/>
      <text:p text:style-name="P24">Em Ruby, temos três níveis de acesso:</text:p>
      <text:p text:style-name="P24"/>
      <text:p text:style-name="P24"><text:span text:style-name="T6">Acesso público (public):</text:span> Métodos e atributos que podem ser acessados de qualquer lugar do programa.</text:p>
      <text:p text:style-name="P24"/>
      <text:p text:style-name="P24"><text:span text:style-name="T6">Acesso protegido (protected):</text:span> Métodos e atributos que só podem ser acessados por objetos da mesma classe ou subclasses.</text:p>
      <text:p text:style-name="P24"/>
      <text:p text:style-name="P24"><text:soft-page-break/><text:span text:style-name="T6">Acesso privado (private): </text:span>Métodos e atributos que só podem ser acessados dentro da própria classe, não sendo possível chamar esses métodos diretamente por objetos da classe ou subclasses.</text:p>
      <text:p text:style-name="P24"/>
      <text:p text:style-name="P24">Vejamos um exemplo de encapsulamento em Ruby:</text:p>
      <text:p text:style-name="P24"/>
      <text:p text:style-name="P121">class Pessoa</text:p>
      <text:p text:style-name="P121"><text:s text:c="2"/>def initialize(nome, idade)</text:p>
      <text:p text:style-name="P121"><text:s text:c="4"/>@nome = nome</text:p>
      <text:p text:style-name="P121"><text:s text:c="4"/>@idade = idade</text:p>
      <text:p text:style-name="P121"><text:s text:c="2"/>end</text:p>
      <text:p text:style-name="P121"/>
      <text:p text:style-name="P121"><text:s text:c="2"/>def apresentar</text:p>
      <text:p text:style-name="P121"><text:s text:c="4"/>puts "Olá, meu nome é #{@nome} e tenho #{@idade} anos."</text:p>
      <text:p text:style-name="P121"><text:s text:c="2"/>end</text:p>
      <text:p text:style-name="P121"/>
      <text:p text:style-name="P121"><text:s text:c="2"/>def calcular_aniversario</text:p>
      <text:p text:style-name="P121"><text:s text:c="4"/>@idade += 1</text:p>
      <text:p text:style-name="P121"><text:s text:c="2"/>end</text:p>
      <text:p text:style-name="P121"/>
      <text:p text:style-name="P121"><text:s text:c="2"/>private</text:p>
      <text:p text:style-name="P121"/>
      <text:p text:style-name="P121"><text:s text:c="2"/>def idade</text:p>
      <text:p text:style-name="P121"><text:s text:c="4"/>@idade</text:p>
      <text:p text:style-name="P121"><text:s text:c="2"/>end</text:p>
      <text:p text:style-name="P121">end</text:p>
      <text:p text:style-name="P121"/>
      <text:p text:style-name="P121">pessoa = Pessoa.new("João", 30)</text:p>
      <text:p text:style-name="P121">pessoa.apresentar # Output: Olá, meu nome é João e tenho 30 anos.</text:p>
      <text:p text:style-name="P121">pessoa.calcular_aniversario</text:p>
      <text:p text:style-name="P121">pessoa.apresentar # Output: Olá, meu nome é João e tenho 31 anos.</text:p>
      <text:p text:style-name="P121"/>
      <text:p text:style-name="P121"># Tentativa de acessar o atributo idade diretamente resultará em erro</text:p>
      <text:p text:style-name="P121">puts pessoa.idade # Erro: private method `idade' called for #&lt;Pessoa:0x000055afda423e28&gt;</text:p>
      <text:p text:style-name="P24"/>
      <text:p text:style-name="P25">Neste exemplo, o atributo "idade" é encapsulado como um método privado, tornando-o inacessível fora da classe. </text:p>
      <text:p text:style-name="P25">O método público "calcular_aniversario" pode ser usado para modificar o valor do atributo "idade" internamente, garantindo que a lógica de alteração seja controlada pela classe.</text:p>
      <text:p text:style-name="P24"/>
      <text:p text:style-name="P24">O encapsulamento ajuda a proteger o estado interno da classe e a garantir que somente os métodos apropriados tenham acesso aos atributos, evitando alterações acidentais ou inconsistências nos dados.</text:p>
      <text:p text:style-name="P24"/>
      <text:p text:style-name="P25">Em resumo, a herança permite criar hierarquias de classes para reutilizar código e estabelecer relações de especialização entre classes. </text:p>
      <text:p text:style-name="P25">Já o encapsulamento ajuda a controlar o acesso aos atributos e métodos de uma classe, garantindo a integridade dos dados e tornando a classe mais segura e coesa. </text:p>
      <text:p text:style-name="P25">Com a combinação de herança e encapsulamento, é possível criar sistemas orientados a objetos bem estruturados e flexíveis em Ruby.</text:p>
      <text:p text:style-name="P104"/>
      <text:p text:style-name="P104"/>
      <text:p text:style-name="P104"/>
      <text:p text:style-name="P104"/>
      <text:p text:style-name="P111"><text:soft-page-break/>12 - Módulos e Mixins em Ruby</text:p>
      <text:p text:style-name="P104"/>
      <text:p text:style-name="P25">Um módulo é uma estrutura em Ruby que permite agrupar métodos, constantes e outras definições para serem usados em classes. </text:p>
      <text:p text:style-name="P25">Módulos são úteis para organizar e reutilizar código em diferentes partes do programa sem precisar criar heranças complexas.</text:p>
      <text:p text:style-name="P24"/>
      <text:p text:style-name="P24">Para definir um módulo em Ruby, utilizamos a palavra-chave "module" seguida pelo nome do módulo:</text:p>
      <text:p text:style-name="P24"/>
      <text:p text:style-name="P121">module Saudacao</text:p>
      <text:p text:style-name="P121"><text:s text:c="2"/>def saudar</text:p>
      <text:p text:style-name="P121"><text:s text:c="4"/>puts "Olá!"</text:p>
      <text:p text:style-name="P121"><text:s text:c="2"/>end</text:p>
      <text:p text:style-name="P121">end</text:p>
      <text:p text:style-name="P24"/>
      <text:p text:style-name="P24">Podemos incluir um módulo em uma classe usando a palavra-chave "include". Isso permite que todos os métodos do módulo sejam acessíveis pela classe:</text:p>
      <text:p text:style-name="P24"/>
      <text:p text:style-name="P121">class Pessoa</text:p>
      <text:p text:style-name="P121"><text:s text:c="2"/>include Saudacao</text:p>
      <text:p text:style-name="P121"/>
      <text:p text:style-name="P121"><text:s text:c="2"/>def initialize(nome)</text:p>
      <text:p text:style-name="P121"><text:s text:c="4"/>@nome = nome</text:p>
      <text:p text:style-name="P121"><text:s text:c="2"/>end</text:p>
      <text:p text:style-name="P121"/>
      <text:p text:style-name="P121"><text:s text:c="2"/>def apresentar</text:p>
      <text:p text:style-name="P121"><text:s text:c="4"/>puts "Meu nome é #{@nome}."</text:p>
      <text:p text:style-name="P121"><text:s text:c="2"/>end</text:p>
      <text:p text:style-name="P121">end</text:p>
      <text:p text:style-name="P121"/>
      <text:p text:style-name="P121">pessoa = Pessoa.new("João")</text:p>
      <text:p text:style-name="P121">pessoa.saudar # Output: Olá!</text:p>
      <text:p text:style-name="P24"/>
      <text:p text:style-name="P24">Dessa forma, a classe "Pessoa" pode usar os métodos do módulo "Saudacao", e o método "saudar" do módulo é chamado no contexto da instância da classe "Pessoa".</text:p>
      <text:p text:style-name="P24"/>
      <text:list xml:id="list2294534643" text:style-name="L29">
        <text:list-item>
          <text:p text:style-name="P46">Mixins em Ruby:</text:p>
        </text:list-item>
      </text:list>
      <text:p text:style-name="P24"/>
      <text:p text:style-name="P25">Mixins são uma forma poderosa de adicionar funcionalidades a classes em Ruby usando módulos. </text:p>
      <text:p text:style-name="P25">Ao incluir um módulo em uma classe, estamos realizando um mixin, permitindo que a classe adquira os métodos e comportamentos definidos no módulo.</text:p>
      <text:p text:style-name="P24"/>
      <text:p text:style-name="P24">Vejamos um exemplo de mixin:</text:p>
      <text:p text:style-name="P24"/>
      <text:p text:style-name="P121">module Voador</text:p>
      <text:p text:style-name="P121"><text:s text:c="2"/>def voar</text:p>
      <text:p text:style-name="P121"><text:s text:c="4"/>puts "Voando pelos céus!"</text:p>
      <text:p text:style-name="P121"><text:s text:c="2"/>end</text:p>
      <text:p text:style-name="P121">end</text:p>
      <text:p text:style-name="P121"/>
      <text:p text:style-name="P121">class Pato</text:p>
      <text:p text:style-name="P121"><text:s text:c="2"/>include Voador</text:p>
      <text:p text:style-name="P121"/>
      <text:p text:style-name="P121"><text:soft-page-break/><text:s text:c="2"/>def fazer_barulho</text:p>
      <text:p text:style-name="P121"><text:s text:c="4"/>puts "Quack!"</text:p>
      <text:p text:style-name="P121"><text:s text:c="2"/>end</text:p>
      <text:p text:style-name="P121">end</text:p>
      <text:p text:style-name="P121"/>
      <text:p text:style-name="P121">class Aviao</text:p>
      <text:p text:style-name="P121"><text:s text:c="2"/>include Voador</text:p>
      <text:p text:style-name="P121"/>
      <text:p text:style-name="P121"><text:s text:c="2"/>def voar</text:p>
      <text:p text:style-name="P121"><text:s text:c="4"/>puts "Voando pelos ares com potência!"</text:p>
      <text:p text:style-name="P121"><text:s text:c="2"/>end</text:p>
      <text:p text:style-name="P121">end</text:p>
      <text:p text:style-name="P121"/>
      <text:p text:style-name="P121">pato = Pato.new</text:p>
      <text:p text:style-name="P121">pato.fazer_barulho # Output: Quack!</text:p>
      <text:p text:style-name="P121">pato.voar # Output: Voando pelos céus!</text:p>
      <text:p text:style-name="P121"/>
      <text:p text:style-name="P121">aviao = Aviao.new</text:p>
      <text:p text:style-name="P121">aviao.voar # Output: Voando pelos ares com potência!</text:p>
      <text:p text:style-name="P24"/>
      <text:p text:style-name="P25">Neste exemplo, temos o módulo "Voador" com o método "voar". </text:p>
      <text:p text:style-name="P25">Esse módulo é incluído em duas classes diferentes: "Pato" e "Aviao". </text:p>
      <text:p text:style-name="P25">Ambas as classes ganham o método "voar" do módulo "Voador". </text:p>
      <text:p text:style-name="P25">No entanto, a classe "Aviao" também possui um método "voar" próprio, e esse método sobrescreve o método do módulo.</text:p>
      <text:p text:style-name="P24"/>
      <text:p text:style-name="P25">Mixins são especialmente úteis quando queremos adicionar comportamentos comuns a várias classes sem criar hierarquias complexas de herança. </text:p>
      <text:p text:style-name="P25">Dessa forma, podemos modularizar o código de forma eficiente e evitar a duplicação de código em diferentes classes.</text:p>
      <text:p text:style-name="P24"/>
      <text:list xml:id="list39546671" text:style-name="L30">
        <text:list-item>
          <text:p text:style-name="P47">Alias em Mixins:</text:p>
        </text:list-item>
      </text:list>
      <text:p text:style-name="P24"/>
      <text:p text:style-name="P25">Outra funcionalidade interessante ao usar mixins em Ruby é a possibilidade de renomear métodos com o alias. </text:p>
      <text:p text:style-name="P25">Isso nos permite dar nomes diferentes aos métodos definidos no módulo, evitando conflitos de nomes na classe que está incluindo o módulo.</text:p>
      <text:p text:style-name="P24"/>
      <text:p text:style-name="P121">module Saudacao</text:p>
      <text:p text:style-name="P121"><text:s text:c="2"/>def saudar</text:p>
      <text:p text:style-name="P121"><text:s text:c="4"/>puts "Olá!"</text:p>
      <text:p text:style-name="P121"><text:s text:c="2"/>end</text:p>
      <text:p text:style-name="P121">end</text:p>
      <text:p text:style-name="P121"/>
      <text:p text:style-name="P121">class Pessoa</text:p>
      <text:p text:style-name="P121"><text:s text:c="2"/>include Saudacao</text:p>
      <text:p text:style-name="P121"/>
      <text:p text:style-name="P121"><text:s text:c="2"/>def apresentar</text:p>
      <text:p text:style-name="P121"><text:s text:c="4"/>puts "Meu nome é #{@nome}."</text:p>
      <text:p text:style-name="P121"><text:s text:c="2"/>end</text:p>
      <text:p text:style-name="P121"/>
      <text:p text:style-name="P121"><text:s text:c="2"/>alias_method :cumprimentar, :saudar</text:p>
      <text:p text:style-name="P121">end</text:p>
      <text:p text:style-name="P121"/>
      <text:p text:style-name="P121">pessoa = Pessoa.new("João")</text:p>
      <text:p text:style-name="P121">pessoa.saudar # Output: Olá!</text:p>
      <text:p text:style-name="P121">pessoa.cumprimentar # Output: Olá!</text:p>
      <text:p text:style-name="P25"><text:soft-page-break/>Neste exemplo, o método "saudar" do módulo "Saudacao" foi renomeado para "cumprimentar" na classe "Pessoa" usando o "alias_method". </text:p>
      <text:p text:style-name="P25">Ambos os métodos funcionam da mesma forma e podem ser chamados na instância da classe.</text:p>
      <text:p text:style-name="P24"/>
      <text:p text:style-name="P25">Em resumo, os módulos em Ruby são estruturas que permitem agrupar métodos e constantes para reutilização em diferentes partes do programa. </text:p>
      <text:p text:style-name="P25">Quando incluímos um módulo em uma classe, estamos realizando um mixin, que adiciona os métodos e comportamentos do módulo à classe. </text:p>
      <text:p text:style-name="P25">O uso de mixins é uma técnica poderosa para compartilhar funcionalidades comuns entre várias classes sem criar heranças complexas, aumentando a flexibilidade e modularidade do código em Ruby. O alias_method é uma ferramenta útil ao usar mixins para renomear métodos e evitar conflitos de nomes na classe.</text:p>
      <text:p text:style-name="P25"/>
      <text:p text:style-name="P25"/>
      <text:p text:style-name="P105"/>
      <text:p text:style-name="P11">13 - <text:span text:style-name="T2">Tratamento de Exceções em Ruby</text:span></text:p>
      <text:p text:style-name="P105"/>
      <text:p text:style-name="P27">Tratamento de exceções é um recurso essencial na programação que permite lidar com erros e situações inesperadas de forma controlada. </text:p>
      <text:p text:style-name="P27">Em Ruby, as exceções são usadas para indicar que algo deu errado durante a execução de um programa e podem ser capturadas e tratadas para evitar que o programa seja interrompido abruptamente.</text:p>
      <text:p text:style-name="P26"/>
      <text:p text:style-name="P27">Em Ruby, as exceções são representadas por objetos da classe Exception ou suas subclasses. </text:p>
      <text:p text:style-name="P27">Quando ocorre um erro, uma exceção é lançada, e o programa tenta encontrar um bloco de código chamado de rescue para tratar a exceção.</text:p>
      <text:p text:style-name="P26">A estrutura básica para o tratamento de exceções em Ruby é a seguinte:</text:p>
      <text:p text:style-name="P26"/>
      <text:p text:style-name="P122">begin</text:p>
      <text:p text:style-name="P122"><text:s text:c="2"/># Código que pode lançar uma exceção</text:p>
      <text:p text:style-name="P122">rescue</text:p>
      <text:p text:style-name="P122"><text:s text:c="2"/># Código que será executado caso uma exceção seja lançada</text:p>
      <text:p text:style-name="P122">end</text:p>
      <text:p text:style-name="P26"/>
      <text:p text:style-name="P26">Podemos também capturar e tratar exceções específicas utilizando a palavra-chave rescue seguida do tipo de exceção que queremos capturar:</text:p>
      <text:p text:style-name="P26"/>
      <text:p text:style-name="P122">begin</text:p>
      <text:p text:style-name="P122"><text:s text:c="2"/># Código que pode lançar uma exceção</text:p>
      <text:p text:style-name="P122">rescue TypeError =&gt; e</text:p>
      <text:p text:style-name="P122"><text:s text:c="2"/>puts "Erro de tipo: #{e.message}"</text:p>
      <text:p text:style-name="P122">rescue ArgumentError =&gt; e</text:p>
      <text:p text:style-name="P122"><text:s text:c="2"/>puts "Erro de argumento: #{e.message}"</text:p>
      <text:p text:style-name="P122">rescue =&gt; e</text:p>
      <text:p text:style-name="P122"><text:s text:c="2"/>puts "Erro desconhecido: #{e.message}"</text:p>
      <text:p text:style-name="P122">end</text:p>
      <text:p text:style-name="P122"/>
      <text:p text:style-name="P122"/>
      <text:p text:style-name="P122"/>
      <text:p text:style-name="P122"/>
      <text:p text:style-name="P122"/>
      <text:p text:style-name="P27"><text:soft-page-break/>No exemplo acima, o programa tenta executar o código dentro do bloco begin. </text:p>
      <text:p text:style-name="P27">Caso ocorra uma exceção do tipo TypeError, o bloco rescue TypeError =&gt; e será executado, mostrando uma mensagem de erro específica. </text:p>
      <text:p text:style-name="P28">Se ocorrer uma exceção do tipo ArgumentError, o bloco rescue ArgumentError =&gt; e será executado, e assim por diante. </text:p>
      <text:p text:style-name="P28">O bloco rescue =&gt; e captura qualquer outra exceção que não foi tratada pelos blocos anteriores.</text:p>
      <text:p text:style-name="P26"/>
      <text:p text:style-name="P27">É importante ressaltar que o tratamento de exceções deve ser usado com cautela e apenas em situações apropriadas. </text:p>
      <text:p text:style-name="P27">É recomendado tratar apenas exceções que você sabe como lidar e que podem ser recuperadas de forma adequada no contexto do programa.</text:p>
      <text:p text:style-name="P26"/>
      <text:p text:style-name="P26">Além do bloco rescue, também podemos utilizar o bloco ensure para garantir que um código será executado independentemente de ocorrer ou não uma exceção:</text:p>
      <text:p text:style-name="P26"/>
      <text:p text:style-name="P122">begin</text:p>
      <text:p text:style-name="P122"><text:s text:c="2"/># Código que pode lançar uma exceção</text:p>
      <text:p text:style-name="P122">rescue</text:p>
      <text:p text:style-name="P122"><text:s text:c="2"/># Código que será executado caso uma exceção seja lançada</text:p>
      <text:p text:style-name="P122">ensure</text:p>
      <text:p text:style-name="P122"><text:s text:c="2"/># Código que será executado sempre, independentemente de ocorrer exceção ou não</text:p>
      <text:p text:style-name="P122">end</text:p>
      <text:p text:style-name="P26"/>
      <text:p text:style-name="P26">Dessa forma, o bloco ensure é útil para realizar ações finais, como fechar arquivos, liberar recursos ou realizar alguma tarefa necessária antes que o programa termine sua execução, independentemente de ocorrer um erro ou não.</text:p>
      <text:p text:style-name="P26"/>
      <text:p text:style-name="P27">Em resumo, o tratamento de exceções em Ruby permite lidar com erros e situações inesperadas de forma controlada, evitando que o programa seja encerrado abruptamente. Com a estrutura begin, rescue e ensure, podemos capturar e tratar exceções específicas, bem como garantir a execução de código importante, mesmo que ocorra uma exceção. </text:p>
      <text:p text:style-name="P27">O tratamento adequado de exceções contribui para a robustez e a estabilidade dos programas em Ruby.</text:p>
      <text:p text:style-name="P26"/>
      <text:p text:style-name="P12">14 - <text:span text:style-name="T2">Manipulação de Arquivos em Ruby</text:span></text:p>
      <text:p text:style-name="P106"/>
      <text:p text:style-name="P30">A manipulação de arquivos é uma tarefa comum na programação, e Ruby oferece várias maneiras de criar, ler, gravar e manipular arquivos em disco.</text:p>
      <text:p text:style-name="P30"/>
      <text:list xml:id="list1258672993" text:style-name="L31">
        <text:list-item>
          <text:p text:style-name="P49">Abrindo e Lendo Arquivos:</text:p>
        </text:list-item>
      </text:list>
      <text:p text:style-name="P30"/>
      <text:p text:style-name="P30">Para ler o conteúdo de um arquivo em Ruby, usamos o método File.open junto com o bloco do...end para garantir que o arquivo seja fechado corretamente após a leitura. Utilizamos o método read para ler todo o conteúdo do arquivo ou readlines para ler as linhas como um array de strings.</text:p>
      <text:p text:style-name="P30"/>
      <text:p text:style-name="P123"># Leitura do conteúdo completo do arquivo</text:p>
      <text:p text:style-name="P123">File.open('arquivo.txt', 'r') do |file|</text:p>
      <text:p text:style-name="P123"><text:s text:c="2"/>conteudo = file.read</text:p>
      <text:p text:style-name="P123"><text:s text:c="2"/>puts conteudo</text:p>
      <text:p text:style-name="P123">end</text:p>
      <text:p text:style-name="P123"/>
      <text:p text:style-name="P123"># Leitura das linhas do arquivo</text:p>
      <text:p text:style-name="P123">File.open('arquivo.txt', 'r') do |file|</text:p>
      <text:p text:style-name="P123"><text:s text:c="2"/>linhas = file.readlines</text:p>
      <text:p text:style-name="P123"><text:s text:c="2"/>puts linhas</text:p>
      <text:p text:style-name="P123">end</text:p>
      <text:p text:style-name="P30"/>
      <text:list xml:id="list949097486" text:style-name="L32">
        <text:list-item>
          <text:p text:style-name="P31"><text:span text:style-name="T8">Escrevendo em Arquivos</text:span>:</text:p>
        </text:list-item>
      </text:list>
      <text:p text:style-name="P30"/>
      <text:p text:style-name="P32">Para escrever em um arquivo, usamos o modo de abertura 'w' para criar um novo arquivo ou substituir o conteúdo de um arquivo existente. </text:p>
      <text:p text:style-name="P32">Utilizamos o método write para escrever o conteúdo no arquivo.</text:p>
      <text:p text:style-name="P30"/>
      <text:p text:style-name="P123">File.open('arquivo.txt', 'w') do |file|</text:p>
      <text:p text:style-name="P123"><text:s text:c="2"/>file.write('Olá, mundo!')</text:p>
      <text:p text:style-name="P123">end</text:p>
      <text:p text:style-name="P30"/>
      <text:p text:style-name="P30">Se você deseja adicionar conteúdo a um arquivo existente sem substituí-lo, pode usar o modo de abertura 'a' (append) em vez do modo 'w'.</text:p>
      <text:p text:style-name="P30"/>
      <text:p text:style-name="P123">File.open('arquivo.txt', 'a') do |file|</text:p>
      <text:p text:style-name="P123"><text:s text:c="2"/>file.write(' Adicionando mais conteúdo.')</text:p>
      <text:p text:style-name="P123">end</text:p>
      <text:p text:style-name="P30"/>
      <text:list xml:id="list1923325871" text:style-name="L35">
        <text:list-item>
          <text:p text:style-name="P50">Verificando se um Arquivo Existe:</text:p>
        </text:list-item>
      </text:list>
      <text:p text:style-name="P48"/>
      <text:p text:style-name="P30">Para verificar se um arquivo existe antes de abri-lo, podemos usar o método File.exist?.</text:p>
      <text:p text:style-name="P30"/>
      <text:p text:style-name="P123">if File.exist?('arquivo.txt')</text:p>
      <text:p text:style-name="P123"><text:s text:c="2"/>puts 'O arquivo existe.'</text:p>
      <text:p text:style-name="P123">else</text:p>
      <text:p text:style-name="P123"><text:s text:c="2"/>puts 'O arquivo não existe.'</text:p>
      <text:p text:style-name="P123">end</text:p>
      <text:p text:style-name="P30"/>
      <text:p text:style-name="P30"/>
      <text:p text:style-name="P30"/>
      <text:list xml:id="list1596678347" text:style-name="L36">
        <text:list-item>
          <text:p text:style-name="P51"><text:soft-page-break/>Deletando um Arquivo:</text:p>
        </text:list-item>
      </text:list>
      <text:p text:style-name="P48"/>
      <text:p text:style-name="P30">Para deletar um arquivo, usamos o método File.delete.</text:p>
      <text:p text:style-name="P30"/>
      <text:p text:style-name="P30">File.delete('arquivo.txt')</text:p>
      <text:p text:style-name="P30"/>
      <text:list xml:id="list2562863476" text:style-name="L37">
        <text:list-item>
          <text:p text:style-name="P52">Outras operações:</text:p>
        </text:list-item>
      </text:list>
      <text:p text:style-name="P30"/>
      <text:p text:style-name="P30">Ruby também oferece outras operações de arquivo, como renomear um arquivo com o método File.rename ou verificar informações sobre um arquivo usando o método File.stat.</text:p>
      <text:p text:style-name="P30"/>
      <text:p text:style-name="P123">File.rename('arquivo.txt', 'novo_nome.txt')</text:p>
      <text:p text:style-name="P123"/>
      <text:p text:style-name="P123">file_info = File.stat('arquivo.txt')</text:p>
      <text:p text:style-name="P123">puts "Tamanho do arquivo: #{file_info.size}"</text:p>
      <text:p text:style-name="P123">puts "Última modificação: #{file_info.mtime}"</text:p>
      <text:p text:style-name="P30"/>
      <text:p text:style-name="P30">É importante lembrar de sempre fechar os arquivos corretamente após a manipulação, especialmente quando utilizamos o método File.open em um bloco do...end, pois Ruby se encarregará de fechar o arquivo automaticamente ao sair do bloco.</text:p>
      <text:p text:style-name="P30"/>
      <text:p text:style-name="P123">File.open('arquivo.txt', 'r') do |file|</text:p>
      <text:p text:style-name="P123"><text:s text:c="2"/># Operações de leitura ou escrita no arquivo</text:p>
      <text:p text:style-name="P123">end</text:p>
      <text:p text:style-name="P123"># O arquivo é fechado automaticamente aqui</text:p>
      <text:p text:style-name="P30"/>
      <text:p text:style-name="P33">Em resumo, a manipulação de arquivos em Ruby é feita por meio de métodos da classe File. </text:p>
      <text:p text:style-name="P33">Podemos abrir, ler, escrever e fechar arquivos, além de verificar se um arquivo existe ou deletá-lo. </text:p>
      <text:p text:style-name="P33">É importante sempre fechar os arquivos corretamente para evitar problemas de vazamento de recursos e garantir a integridade do sistema de arquivos. </text:p>
      <text:p text:style-name="P33">Com a manipulação de arquivos em Ruby, é possível criar aplicações que interagem com o sistema de arquivos de forma eficiente e segura.</text:p>
      <text:p text:style-name="P12">15 - <text:span text:style-name="T2">Manipulação de Strings em Ruby</text:span></text:p>
      <text:p text:style-name="P30"/>
      <text:p text:style-name="P33">As strings são sequências de caracteres e são amplamente utilizadas na programação para representar texto. </text:p>
      <text:p text:style-name="P33">Ruby oferece várias funcionalidades para manipulação de strings, permitindo que você crie, concatene, substitua, divida e modifique strings de forma eficiente.</text:p>
      <text:p text:style-name="P30"/>
      <text:list xml:id="list55939263" text:style-name="L38">
        <text:list-item>
          <text:p text:style-name="P53">Concatenação de Strings:</text:p>
        </text:list-item>
      </text:list>
      <text:p text:style-name="P30"/>
      <text:p text:style-name="P30">Para concatenar strings em Ruby, você pode usar o operador + ou o método concat.</text:p>
      <text:p text:style-name="P30"/>
      <text:p text:style-name="P123">nome = "João"</text:p>
      <text:p text:style-name="P123">sobrenome = "Silva"</text:p>
      <text:p text:style-name="P123"/>
      <text:p text:style-name="P123">nome_completo = nome + " " + sobrenome</text:p>
      <text:p text:style-name="P123">puts nome_completo # Output: João Silva</text:p>
      <text:p text:style-name="P123"/>
      <text:p text:style-name="P123"># Usando o método concat</text:p>
      <text:p text:style-name="P123">nome_completo = nome.concat(" ", sobrenome)</text:p>
      <text:p text:style-name="P123">puts nome_completo # Output: João Silva</text:p>
      <text:p text:style-name="P30"/>
      <text:list xml:id="list2376619503" text:style-name="L39">
        <text:list-item>
          <text:p text:style-name="P54">Interpolação de Strings:</text:p>
        </text:list-item>
      </text:list>
      <text:p text:style-name="P30"/>
      <text:p text:style-name="P30">A interpolação de strings permite inserir o valor de variáveis em uma string usando #{}.</text:p>
      <text:p text:style-name="P30"/>
      <text:p text:style-name="P123">idade = 30</text:p>
      <text:p text:style-name="P123">mensagem = "Eu tenho #{idade} anos."</text:p>
      <text:p text:style-name="P123">puts mensagem # Output: Eu tenho 30 anos.</text:p>
      <text:p text:style-name="P30"/>
      <text:list xml:id="list1139313110" text:style-name="L40">
        <text:list-item>
          <text:p text:style-name="P55">Substituição de Strings:</text:p>
        </text:list-item>
      </text:list>
      <text:p text:style-name="P30"/>
      <text:p text:style-name="P30">Você pode substituir partes específicas de uma string usando o método sub ou gsub.</text:p>
      <text:p text:style-name="P30"/>
      <text:p text:style-name="P123">frase = "Ruby é uma linguagem de programação maravilhosa!"</text:p>
      <text:p text:style-name="P123">nova_frase = frase.sub("maravilhosa", "incrível")</text:p>
      <text:p text:style-name="P123">puts nova_frase # Output: Ruby é uma linguagem de programação incrível!</text:p>
      <text:p text:style-name="P30"/>
      <text:p text:style-name="P30"># Para substituir todas as ocorrências, use o método gsub</text:p>
      <text:p text:style-name="P123">nova_frase = frase.gsub("maravilhosa", "incrível")</text:p>
      <text:p text:style-name="P123">puts nova_frase # Output: Ruby é uma linguagem de programação incrível!</text:p>
      <text:p text:style-name="P30"/>
      <text:list xml:id="list1487223955" text:style-name="L41">
        <text:list-item>
          <text:p text:style-name="P56">Dividindo Strings:</text:p>
        </text:list-item>
      </text:list>
      <text:p text:style-name="P30"/>
      <text:p text:style-name="P30">Você pode dividir uma string em um array de substrings usando o método split.</text:p>
      <text:p text:style-name="P30"/>
      <text:p text:style-name="P123">frase = "Ruby é uma linguagem de programação"</text:p>
      <text:p text:style-name="P123">palavras = frase.split(" ")</text:p>
      <text:p text:style-name="P123">puts palavras # Output: ["Ruby", "é", "uma", "linguagem", "de", "programação"]</text:p>
      <text:p text:style-name="P30"/>
      <text:p text:style-name="P30"/>
      <text:p text:style-name="P30"/>
      <text:p text:style-name="P30"/>
      <text:p text:style-name="P30"/>
      <text:list xml:id="list2610398990" text:style-name="L42">
        <text:list-item>
          <text:p text:style-name="P57"><text:soft-page-break/>Modificação de Strings:</text:p>
        </text:list-item>
      </text:list>
      <text:p text:style-name="P30"/>
      <text:p text:style-name="P30">Ruby oferece uma variedade de métodos para modificar strings, como upcase para tornar todas as letras maiúsculas, downcase para tornar todas as letras minúsculas e capitalize para tornar a primeira letra maiúscula.</text:p>
      <text:p text:style-name="P30"/>
      <text:p text:style-name="P123">texto = "ola mundo"</text:p>
      <text:p text:style-name="P123">puts texto.upcase # Output: OLA MUNDO</text:p>
      <text:p text:style-name="P123">puts texto.downcase # Output: ola mundo</text:p>
      <text:p text:style-name="P123">puts texto.capitalize # Output: Ola mundo</text:p>
      <text:p text:style-name="P30"/>
      <text:p text:style-name="P30"/>
      <text:list xml:id="list2766119319" text:style-name="L43">
        <text:list-item>
          <text:p text:style-name="P58">Verificando o Tamanho da String:</text:p>
        </text:list-item>
      </text:list>
      <text:p text:style-name="P30"/>
      <text:p text:style-name="P30">Para verificar o tamanho de uma string, você pode usar o método length ou o método size.</text:p>
      <text:p text:style-name="P30"/>
      <text:p text:style-name="P123">nome = "João"</text:p>
      <text:p text:style-name="P123">puts nome.length # Output: 4</text:p>
      <text:p text:style-name="P123">puts nome.size # Output: 4</text:p>
      <text:p text:style-name="P123"/>
      <text:p text:style-name="P30"/>
      <text:list xml:id="list3656454269" text:style-name="L44">
        <text:list-item>
          <text:p text:style-name="P59">Removendo Espaços em Branco:</text:p>
        </text:list-item>
      </text:list>
      <text:p text:style-name="P30"/>
      <text:p text:style-name="P30">Para remover espaços em branco no início e no final de uma string, você pode usar os métodos strip, lstrip e rstrip.</text:p>
      <text:p text:style-name="P30"/>
      <text:p text:style-name="P123">texto = " <text:s text:c="2"/>Olá, mundo! <text:s text:c="2"/>"</text:p>
      <text:p text:style-name="P123">puts texto.strip # Output: Olá, mundo!</text:p>
      <text:p text:style-name="P123"/>
      <text:p text:style-name="P123"># Para remover espaços à esquerda (início) use lstrip</text:p>
      <text:p text:style-name="P123">puts texto.lstrip # Output: Olá, mundo! <text:s text:c="2"/></text:p>
      <text:p text:style-name="P123"/>
      <text:p text:style-name="P123"># Para remover espaços à direita (final) use rstrip</text:p>
      <text:p text:style-name="P123">puts texto.rstrip # Output: <text:s text:c="3"/>Olá, mundo!</text:p>
      <text:p text:style-name="P30"/>
      <text:p text:style-name="P34">Essas são apenas algumas das muitas funcionalidades disponíveis para manipulação de strings em Rub<text:span text:style-name="T9">y</text:span>. </text:p>
      <text:p text:style-name="P34">A linguagem oferece uma vasta biblioteca padrão que permite realizar diversas operações com facilidade. </text:p>
      <text:p text:style-name="P34">A manipulação de strings é uma parte essencial da programação em Ruby, pois permite trabalhar com texto de maneira eficiente e flexível.</text:p>
      <text:p text:style-name="P12">16 - <text:span text:style-name="T2">Expressões Regulares em Ruby</text:span></text:p>
      <text:p text:style-name="P106"/>
      <text:p text:style-name="P34">As Expressões Regulares, também conhecidas como Regex ou RegExp, são uma ferramenta poderosa e flexível para busca, validação e manipulação de padrões em strings. </text:p>
      <text:p text:style-name="P34">Em Ruby, as Expressões Regulares são suportadas por meio da classe Regexp e podem ser usadas para resolver diversos problemas relacionados a manipulação de texto.</text:p>
      <text:p text:style-name="P30"/>
      <text:p text:style-name="P30">Para criar uma expressão regular em Ruby, podemos usar a notação entre barras (/.../) ou a classe Regexp.new.</text:p>
      <text:p text:style-name="P30"/>
      <text:p text:style-name="P30">Exemplos de Expressões Regulares:</text:p>
      <text:p text:style-name="P30"/>
      <text:p text:style-name="P30">Verificar se um padrão existe em uma string:</text:p>
      <text:p text:style-name="P106"/>
      <text:p text:style-name="P123">texto = "Olá, meu email é exemplo@email.com"</text:p>
      <text:p text:style-name="P123"/>
      <text:p text:style-name="P123"># Verificar se a string contém a palavra "email"</text:p>
      <text:p text:style-name="P123">if texto =~ /email/</text:p>
      <text:p text:style-name="P123"><text:s text:c="2"/>puts "Encontrado!"</text:p>
      <text:p text:style-name="P123">else</text:p>
      <text:p text:style-name="P123"><text:s text:c="2"/>puts "Não encontrado!"</text:p>
      <text:p text:style-name="P123">end</text:p>
      <text:p text:style-name="P26"/>
      <text:list xml:id="list2642995184" text:style-name="L45">
        <text:list-item>
          <text:p text:style-name="P68">Validar um endereço de email:</text:p>
        </text:list-item>
      </text:list>
      <text:p text:style-name="P26"/>
      <text:p text:style-name="P122">email = "exemplo@email.com"</text:p>
      <text:p text:style-name="P122"/>
      <text:p text:style-name="P122"># Verificar se o email possui o formato correto</text:p>
      <text:p text:style-name="P122">if email =~ /\A[\w+\-.]+@[a-z\d\-]+(\.[a-z]+)*\.[a-z]+\z/i</text:p>
      <text:p text:style-name="P122"><text:s text:c="2"/>puts "Email válido!"</text:p>
      <text:p text:style-name="P122">else</text:p>
      <text:p text:style-name="P122"><text:s text:c="2"/>puts "Email inválido!"</text:p>
      <text:p text:style-name="P122">end</text:p>
      <text:p text:style-name="P26"/>
      <text:list xml:id="list45799146" text:style-name="L46">
        <text:list-item>
          <text:p text:style-name="P69">Substituir um padrão por outro:</text:p>
        </text:list-item>
      </text:list>
      <text:p text:style-name="P26"/>
      <text:p text:style-name="P122">frase = "O gato preto cruzou o caminho do cachorro preto."</text:p>
      <text:p text:style-name="P122"/>
      <text:p text:style-name="P122"># Substituir "preto" por "branco"</text:p>
      <text:p text:style-name="P122">nova_frase = frase.gsub(/preto/, "branco")</text:p>
      <text:p text:style-name="P122">puts nova_frase</text:p>
      <text:p text:style-name="P122"># Output: "O gato branco cruzou o caminho do cachorro branco."</text:p>
      <text:p text:style-name="P26"/>
      <text:list xml:id="list799644011" text:style-name="L47">
        <text:list-item>
          <text:p text:style-name="P75">Caracteres Especiais em Expressões Regulares:</text:p>
        </text:list-item>
      </text:list>
      <text:p text:style-name="P26"/>
      <text:p text:style-name="P26">As Expressões Regulares em Ruby suportam uma série de caracteres especiais que permitem definir padrões mais complexos. Alguns dos caracteres especiais mais comuns são:</text:p>
      <text:p text:style-name="P26"/>
      <text:p text:style-name="P26">.: Representa qualquer caractere, exceto uma nova linha.</text:p>
      <text:p text:style-name="P26">*: Indica que o elemento anterior pode aparecer zero ou mais vezes.</text:p>
      <text:p text:style-name="P26">+: Indica que o elemento anterior deve aparecer uma ou mais vezes.</text:p>
      <text:p text:style-name="P26"><text:soft-page-break/>?: Indica que o elemento anterior é opcional (pode aparecer zero ou uma vez).</text:p>
      <text:p text:style-name="P26">^: Representa o início de uma string.</text:p>
      <text:p text:style-name="P26">$: Representa o final de uma string.</text:p>
      <text:p text:style-name="P26">\: Escapa caracteres especiais para serem tratados literalmente.</text:p>
      <text:p text:style-name="P26">Classes de Caracteres:</text:p>
      <text:p text:style-name="P26"/>
      <text:p text:style-name="P29">As Expressões Regulares também suportam classes de caracteres, que permitem definir um conjunto de caracteres que se encaixam em um padrão. </text:p>
      <text:p text:style-name="P29">Algumas das classes de caracteres mais comuns são:</text:p>
      <text:p text:style-name="P26"/>
      <text:p text:style-name="P26">[0-9]: Representa qualquer dígito de 0 a 9.</text:p>
      <text:p text:style-name="P26">[a-z]: Representa qualquer letra minúscula.</text:p>
      <text:p text:style-name="P26">[A-Z]: Representa qualquer letra maiúscula.</text:p>
      <text:p text:style-name="P26">[a-zA-Z]: Representa qualquer letra, seja maiúscula ou minúscula.</text:p>
      <text:p text:style-name="P26">Grupos de Captura:</text:p>
      <text:p text:style-name="P26"/>
      <text:p text:style-name="P29">Os grupos de captura permitem extrair partes específicas da string que correspondem a um padrão. </text:p>
      <text:p text:style-name="P29">Os grupos são definidos usando parênteses ().</text:p>
      <text:p text:style-name="P26"/>
      <text:p text:style-name="P122">frase = "Meu telefone é (123) 456-7890"</text:p>
      <text:p text:style-name="P122"/>
      <text:p text:style-name="P122"># Extrair o número de telefone</text:p>
      <text:p text:style-name="P122">telefone = frase.match(/\((\d{3})\)\s(\d{3})-(\d{4})/)</text:p>
      <text:p text:style-name="P122">puts telefone[0] # Output: (123) 456-7890</text:p>
      <text:p text:style-name="P122">puts telefone[1] # Output: 123</text:p>
      <text:p text:style-name="P122">puts telefone[2] # Output: 456</text:p>
      <text:p text:style-name="P122">puts telefone[3] # Output: 7890</text:p>
      <text:p text:style-name="P26"/>
      <text:list xml:id="list3852118012" text:style-name="L48">
        <text:list-item>
          <text:p text:style-name="P70">Modificadores:</text:p>
        </text:list-item>
      </text:list>
      <text:p text:style-name="P26"/>
      <text:p text:style-name="P26">Os modificadores são usados para alterar o comportamento das Expressões Regulares. Alguns dos modificadores mais comuns são:</text:p>
      <text:p text:style-name="P26"/>
      <text:p text:style-name="P26">i: Realiza a busca ignorando maiúsculas e minúsculas.</text:p>
      <text:p text:style-name="P26">m: Permite a correspondência de múltiplas linhas (trata cada linha como uma string separada).</text:p>
      <text:p text:style-name="P26">x: Ignora espaços em branco e permite comentários dentro da expressão.</text:p>
      <text:p text:style-name="P26"/>
      <text:p text:style-name="P122">texto = "Olá, mundo!"</text:p>
      <text:p text:style-name="P122"/>
      <text:p text:style-name="P122"># Buscar a palavra "OLÁ" ignorando maiúsculas e minúsculas</text:p>
      <text:p text:style-name="P122">if texto =~ /OLÁ/i</text:p>
      <text:p text:style-name="P122"><text:s text:c="2"/>puts "Encontrado!"</text:p>
      <text:p text:style-name="P122">else</text:p>
      <text:p text:style-name="P122"><text:s text:c="2"/>puts "Não encontrado!"</text:p>
      <text:p text:style-name="P122">end</text:p>
      <text:p text:style-name="P26"/>
      <text:p text:style-name="P26"/>
      <text:list xml:id="list1998732548" text:style-name="L49">
        <text:list-item>
          <text:p text:style-name="P71">Expressões Regulares e o Método scan:</text:p>
        </text:list-item>
      </text:list>
      <text:p text:style-name="P26"/>
      <text:p text:style-name="P26">O método scan é usado para extrair todas as ocorrências de um padrão em uma string e retorna um array com as correspondências encontradas.</text:p>
      <text:p text:style-name="P26"/>
      <text:p text:style-name="P122">frase = "Ruby é uma linguagem de programação, e Ruby é divertido!"</text:p>
      <text:p text:style-name="P122"/>
      <text:p text:style-name="P122"># Encontrar todas as ocorrências da palavra "Ruby"</text:p>
      <text:p text:style-name="P122">ocorrencias = frase.scan(/Ruby/)</text:p>
      <text:p text:style-name="P122">puts ocorrencias.inspect</text:p>
      <text:p text:style-name="P122"># Output: ["Ruby", "Ruby"]</text:p>
      <text:p text:style-name="P26"/>
      <text:p text:style-name="P29">As Expressões Regulares em Ruby são uma ferramenta poderosa para manipulação de strings e oferecem flexibilidade para resolver uma ampla variedade de problemas relacionados ao processamento de texto. </text:p>
      <text:p text:style-name="P29">No entanto, a construção de Expressões Regulares pode se tornar complexa em padrões mais elaborados. </text:p>
      <text:p text:style-name="P29">Portanto, é importante compreender bem os padrões que você deseja buscar ou manipular e testar suas Expressões Regulares com cuidado para garantir resultados precisos. </text:p>
      <text:p text:style-name="P29">Com prática e conhecimento, você poderá aproveitar todo o potencial das Expressões Regulares em Ruby para tornar suas tarefas de manipulação de strings mais eficientes e precisas.</text:p>
      <text:p text:style-name="P29"/>
      <text:p text:style-name="P29"/>
      <text:p text:style-name="P29"/>
      <text:p text:style-name="P13">17 - <text:span text:style-name="T2">Introdução ao Desenvolvimento Web com Ruby</text:span></text:p>
      <text:p text:style-name="P107"/>
      <text:p text:style-name="P35">No contexto do desenvolvimento web, Ruby ganhou destaque com o framework Ruby on Rails (ou apenas Rails), que é um framework de código aberto e baseado em MVC (Model-View-Controller) que facilita a criação de aplicações web robustas, escaláveis e de alto desempenho.</text:p>
      <text:p text:style-name="P35"/>
      <text:list xml:id="list3783437154" text:style-name="L50">
        <text:list-item>
          <text:p text:style-name="P77">O que é o Ruby on Rails:</text:p>
        </text:list-item>
      </text:list>
      <text:p text:style-name="P76"/>
      <text:p text:style-name="P35">O Ruby on Rails, frequentemente chamado de Rails, é um framework de desenvolvimento web que foi criado por David Heinemeier Hansson em 2004. Ele segue os princípios da Convenção sobre Configuração (Convention over Configuration) e do Don't Repeat Yourself (DRY), o que significa que ele fornece uma estrutura bem definida e convencional que permite aos desenvolvedores criar aplicações rapidamente, sem precisar se preocupar com a configuração e repetição de tarefas.</text:p>
      <text:p text:style-name="P35"/>
      <text:list xml:id="list3983868051" text:style-name="L51">
        <text:list-item>
          <text:p text:style-name="P78">Princípios do Ruby on Rails:</text:p>
        </text:list-item>
      </text:list>
      <text:p text:style-name="P76"/>
      <text:p text:style-name="P35">Convenção sobre Configuração (Convention over Configuration): O Rails utiliza convenções para facilitar o desenvolvimento, evitando que os desenvolvedores precisem configurar cada detalhe da aplicação manualmente. Por exemplo, ao criar um novo modelo em Rails, o nome da tabela do banco de dados será automaticamente pluralizado com base no nome do modelo, seguindo a convenção.</text:p>
      <text:p text:style-name="P35"/>
      <text:p text:style-name="P79">DRY</text:p>
      <text:list xml:id="list1754045862" text:style-name="L52">
        <text:list-item>
          <text:p text:style-name="P80"><text:soft-page-break/>Don't Repeat Yourself (DRY): </text:p>
        </text:list-item>
      </text:list>
      <text:p text:style-name="P36"/>
      <text:p text:style-name="P36">O Rails incentiva os desenvolvedores a não repetir código desnecessariamente. Isso é alcançado através da reutilização de código e da organização das funcionalidades de forma modular, o que torna o código mais limpo e fácil de manter.</text:p>
      <text:p text:style-name="P35"/>
      <text:list xml:id="list846662526" text:style-name="L53">
        <text:list-item>
          <text:p text:style-name="P81">Estrutura do Projeto em Rails:</text:p>
        </text:list-item>
      </text:list>
      <text:p text:style-name="P35"/>
      <text:p text:style-name="P35">Um projeto Rails segue uma estrutura bem definida que organiza o código em pastas e arquivos específicos:</text:p>
      <text:p text:style-name="P35"/>
      <text:p text:style-name="P35">app: Contém os modelos, as views e os controladores da aplicação.</text:p>
      <text:p text:style-name="P35">config: Contém as configurações da aplicação, como rotas, banco de dados, etc.</text:p>
      <text:p text:style-name="P35">db: Contém as migrações do banco de dados.</text:p>
      <text:p text:style-name="P35">public: Contém os arquivos públicos da aplicação, como imagens e folhas de estilo.</text:p>
      <text:p text:style-name="P35">Gemfile: Arquivo onde são especificadas as dependências do projeto.</text:p>
      <text:p text:style-name="P35"/>
      <text:list xml:id="list3497607127" text:style-name="L54">
        <text:list-item>
          <text:p text:style-name="P82">Criação de um Projeto Rails:</text:p>
        </text:list-item>
      </text:list>
      <text:p text:style-name="P35"/>
      <text:p text:style-name="P35">Para criar um novo projeto Rails, você pode utilizar o comando rails new nome-do-projeto. Isso criará uma estrutura básica para a sua aplicação, incluindo um servidor web de desenvolvimento pronto para uso.</text:p>
      <text:p text:style-name="P35"/>
      <text:list xml:id="list233141542" text:style-name="L55">
        <text:list-item>
          <text:p text:style-name="P83">Criação de Modelos, Views e Controladores:</text:p>
        </text:list-item>
      </text:list>
      <text:p text:style-name="P35"/>
      <text:p text:style-name="P36">Os modelos em Rails representam as tabelas do banco de dados e são usados para manipular os dados da aplicação. </text:p>
      <text:p text:style-name="P36">As views são responsáveis pela apresentação dos dados para o usuário, enquanto os controladores são responsáveis por gerenciar a lógica da aplicação e a interação entre os modelos e as views.</text:p>
      <text:p text:style-name="P35"/>
      <text:p text:style-name="P36">Para criar um novo modelo em Rails, você pode utilizar o comando rails generate model NomeDoModelo atributo:tipo. </text:p>
      <text:p text:style-name="P36">Isso criará o modelo e a migração para criar a tabela no banco de dados.</text:p>
      <text:p text:style-name="P35"/>
      <text:p text:style-name="P36">Para criar um novo controlador em Rails, você pode utilizar o comando rails generate controller NomeDoControlador acao1 acao2. </text:p>
      <text:p text:style-name="P36">Isso criará o controlador e as views associadas.</text:p>
      <text:p text:style-name="P35"/>
      <text:list xml:id="list527081292" text:style-name="L56">
        <text:list-item>
          <text:p text:style-name="P84">Rotas em Rails:</text:p>
        </text:list-item>
      </text:list>
      <text:p text:style-name="P35"/>
      <text:p text:style-name="P35">As rotas em Rails definem como as URLs da aplicação são mapeadas para os controladores e ações correspondentes. As rotas são definidas no arquivo config/routes.rb.</text:p>
      <text:p text:style-name="P35"/>
      <text:list xml:id="list101138249485152" text:continue-numbering="true" text:style-name="L56">
        <text:list-item>
          <text:p text:style-name="P84">Interagindo com o Banco de Dados:</text:p>
        </text:list-item>
      </text:list>
      <text:p text:style-name="P35"/>
      <text:p text:style-name="P35">Rails suporta uma variedade de bancos de dados, incluindo SQLite, MySQL e PostgreSQL. As interações com o banco de dados são feitas por meio de consultas em Ruby chamadas de ActiveRecord.</text:p>
      <text:p text:style-name="P26"><text:soft-page-break/></text:p>
      <text:p text:style-name="P122"># Exemplo de modelo definido em Rails</text:p>
      <text:p text:style-name="P122">class Usuario &lt; ApplicationRecord</text:p>
      <text:p text:style-name="P122">end</text:p>
      <text:p text:style-name="P122"/>
      <text:p text:style-name="P122"># Criando um novo registro no banco de dados</text:p>
      <text:p text:style-name="P122">usuario = Usuario.create(nome: "João", idade: 30)</text:p>
      <text:p text:style-name="P122"/>
      <text:p text:style-name="P122"># Consultando registros no banco de dados</text:p>
      <text:p text:style-name="P122">usuarios = Usuario.where(idade: 30)</text:p>
      <text:p text:style-name="P122"/>
      <text:p text:style-name="P122"># Atualizando um registro no banco de dados</text:p>
      <text:p text:style-name="P122">usuario = Usuario.find_by(nome: "João")</text:p>
      <text:p text:style-name="P122">usuario.update(nome: "José")</text:p>
      <text:p text:style-name="P122"/>
      <text:p text:style-name="P122"># Deletando um registro no banco de dados</text:p>
      <text:p text:style-name="P122">usuario = Usuario.find_by(nome: "José")</text:p>
      <text:p text:style-name="P122">usuario.destroy</text:p>
      <text:p text:style-name="P26"/>
      <text:list xml:id="list1855253958" text:style-name="L57">
        <text:list-item>
          <text:p text:style-name="P72">Desenvolvimento de APIs com Rails:</text:p>
        </text:list-item>
      </text:list>
      <text:p text:style-name="P26"/>
      <text:p text:style-name="P26">Rails também é uma excelente escolha para o desenvolvimento de APIs (Application Programming Interface). Com a orientação a recursos, é possível criar endpoints RESTful para interagir com a aplicação por meio de requisições HTTP.</text:p>
      <text:p text:style-name="P26"/>
      <text:p text:style-name="P26"># Exemplo de um controlador que responde a uma API RESTful</text:p>
      <text:p text:style-name="P122">class UsersController &lt; ApplicationController</text:p>
      <text:p text:style-name="P122"><text:s text:c="2"/>def index</text:p>
      <text:p text:style-name="P122"><text:s text:c="4"/>@usuarios = Usuario.all</text:p>
      <text:p text:style-name="P122"><text:s text:c="4"/>render json: @usuarios</text:p>
      <text:p text:style-name="P122"><text:s text:c="2"/>end</text:p>
      <text:p text:style-name="P122"/>
      <text:p text:style-name="P122"><text:s text:c="2"/>def show</text:p>
      <text:p text:style-name="P122"><text:s text:c="4"/>@usuario = Usuario.find(params[:id])</text:p>
      <text:p text:style-name="P122"><text:s text:c="4"/>render json: @usuario</text:p>
      <text:p text:style-name="P122"><text:s text:c="2"/>end</text:p>
      <text:p text:style-name="P122"/>
      <text:p text:style-name="P122"><text:s text:c="2"/>def create</text:p>
      <text:p text:style-name="P26"><text:s text:c="3"/><text:span text:style-name="T7"><text:s/>@usuario = Usuario.new(usuario_params)</text:span></text:p>
      <text:p text:style-name="P122"><text:s text:c="4"/>if @usuario.save</text:p>
      <text:p text:style-name="P122"><text:s text:c="6"/>render json: @usuario, status: :created</text:p>
      <text:p text:style-name="P122"><text:s text:c="4"/>else</text:p>
      <text:p text:style-name="P122"><text:s text:c="6"/>render json: @usuario.errors, status: :unprocessable_entity</text:p>
      <text:p text:style-name="P122"><text:s text:c="4"/>end</text:p>
      <text:p text:style-name="P122"><text:s text:c="2"/>end</text:p>
      <text:p text:style-name="P122"/>
      <text:p text:style-name="P122"><text:s text:c="2"/>def update</text:p>
      <text:p text:style-name="P122"><text:s text:c="4"/>@usuario = Usuario.find(params[:id])</text:p>
      <text:p text:style-name="P122"><text:s text:c="4"/>if @usuario.update(usuario_params)</text:p>
      <text:p text:style-name="P122"><text:s text:c="6"/>render json: @usuario</text:p>
      <text:p text:style-name="P122"><text:s text:c="4"/>else</text:p>
      <text:p text:style-name="P122"><text:s text:c="6"/>render json: @usuario.errors, status: :unprocessable_entity</text:p>
      <text:p text:style-name="P122"><text:s text:c="4"/>end</text:p>
      <text:p text:style-name="P122"><text:s text:c="2"/>end</text:p>
      <text:p text:style-name="P122"/>
      <text:p text:style-name="P122"><text:s text:c="2"/>def destroy</text:p>
      <text:p text:style-name="P122"><text:s text:c="4"/>@usuario = Usuario.find(params[:id])</text:p>
      <text:p text:style-name="P122"><text:s text:c="4"/>@usuario.destroy</text:p>
      <text:p text:style-name="P122"><text:soft-page-break/><text:s text:c="4"/>head :no_content</text:p>
      <text:p text:style-name="P122"><text:s text:c="2"/>end</text:p>
      <text:p text:style-name="P122"/>
      <text:p text:style-name="P122"><text:s text:c="2"/>private</text:p>
      <text:p text:style-name="P122"/>
      <text:p text:style-name="P122"><text:s text:c="2"/>def usuario_params</text:p>
      <text:p text:style-name="P122"><text:s text:c="4"/>params.require(:usuario).permit(:nome, :idade)</text:p>
      <text:p text:style-name="P122"><text:s text:c="2"/>end</text:p>
      <text:p text:style-name="P122">end</text:p>
      <text:p text:style-name="P26"/>
      <text:list xml:id="list3399701825" text:style-name="L58">
        <text:list-item>
          <text:p text:style-name="P73">Deploy da Aplicação Rails:</text:p>
        </text:list-item>
      </text:list>
      <text:p text:style-name="P26"/>
      <text:p text:style-name="P26">Após desenvolver a aplicação Rails, é possível fazer o deploy dela em servidores web ou em plataformas de hospedagem. Existem várias opções para hospedar uma aplicação Rails, como o Heroku, o AWS Elastic Beanstalk ou servidores como o Nginx e o Apache.</text:p>
      <text:p text:style-name="P26"/>
      <text:p text:style-name="P29">Essa é apenas uma introdução ao desenvolvimento web com Ruby e Rails. </text:p>
      <text:p text:style-name="P29">O ecossistema Ruby possui uma comunidade ativa e uma vasta biblioteca de gemas (gems) que podem ser utilizadas para estender as funcionalidades do Rails e simplificar tarefas comuns no desenvolvimento web. </text:p>
      <text:p text:style-name="P29">Com o Ruby on Rails, é possível criar aplicações web elegantes e poderosas de forma rápida e eficiente, o que o torna uma escolha popular para desenvolvedores e empresas que buscam desenvolvimento ágil e produtivo.</text:p>
      <text:p text:style-name="P14">18 - <text:span text:style-name="T2">Manipulação de Bancos de Dados com Ruby</text:span></text:p>
      <text:p text:style-name="P26"/>
      <text:p text:style-name="P29">Ruby oferece suporte a diversos bancos de dados e permite interagir com eles por meio de bibliotecas como ActiveRecord, que é uma parte essencial do framework Ruby on Rails. </text:p>
      <text:p text:style-name="P29">Com o ActiveRecord, podemos realizar operações CRUD (Create, Read, Update, Delete) no banco de dados de forma simples e eficiente.</text:p>
      <text:p text:style-name="P26"/>
      <text:p text:style-name="P29">Para começar a manipular bancos de dados em Ruby, é necessário instalar a gem que representa o adaptador do banco de dados que você deseja utilizar. </text:p>
      <text:p text:style-name="P29">Por exemplo, para trabalhar com SQLite, você pode instalar a gem sqlite3, e para MySQL, a gem mysql2.</text:p>
      <text:p text:style-name="P26"/>
      <text:list xml:id="list4172225147" text:style-name="L59">
        <text:list-item>
          <text:p text:style-name="P74">Exemplo de Conexão com um Banco de Dados SQLite e Operações CRUD:</text:p>
        </text:list-item>
      </text:list>
      <text:p text:style-name="P26"/>
      <text:p text:style-name="P125"># Importar a gem do SQLite</text:p>
      <text:p text:style-name="P122">require 'sqlite3'</text:p>
      <text:p text:style-name="P26"/>
      <text:p text:style-name="P125"># Estabelecer a conexão com o banco de dados</text:p>
      <text:p text:style-name="P122">db = SQLite3::Database.new("exemplo.db")</text:p>
      <text:p text:style-name="P26"/>
      <text:p text:style-name="P125"># Criar uma tabela</text:p>
      <text:p text:style-name="P122">db.execute("CREATE TABLE IF NOT EXISTS usuarios (id INTEGER PRIMARY KEY, nome TEXT, idade INTEGER)")</text:p>
      <text:p text:style-name="P26"/>
      <text:p text:style-name="P26"># Inserir dados na tabela</text:p>
      <text:p text:style-name="P122">db.execute("INSERT INTO usuarios (nome, idade) VALUES (?, ?)", ["João", 30])</text:p>
      <text:p text:style-name="P26"/>
      <text:p text:style-name="P125"># Consultar dados na tabela</text:p>
      <text:p text:style-name="P122">usuarios = db.execute("SELECT * FROM usuarios")</text:p>
      <text:p text:style-name="P122">usuarios.each do |usuario|</text:p>
      <text:p text:style-name="P122"><text:s text:c="2"/>puts "ID: #{usuario[0]}, Nome: #{usuario[1]}, Idade: #{usuario[2]}"</text:p>
      <text:p text:style-name="P122">end</text:p>
      <text:p text:style-name="P26"/>
      <text:p text:style-name="P125"># Atualizar dados na tabela</text:p>
      <text:p text:style-name="P122">db.execute("UPDATE usuarios SET idade = ? WHERE nome = ?", [31, "João"])</text:p>
      <text:p text:style-name="P26"/>
      <text:p text:style-name="P125"># Deletar dados da tabela</text:p>
      <text:p text:style-name="P122">db.execute("DELETE FROM usuarios WHERE nome = ?", ["João"])</text:p>
      <text:p text:style-name="P26"/>
      <text:p text:style-name="P29">Este é apenas um exemplo simples de manipulação de bancos de dados com Ruby. No mundo real, o uso do ActiveRecord ou de outras bibliotecas ORM (Object-Relational Mapping) é mais comum, pois elas fornecem uma abstração mais poderosa e facilitam a manipulação de dados usando objetos Ruby em vez de SQL puro. </text:p>
      <text:p text:style-name="P29">O ActiveRecord é amplamente utilizado no contexto do desenvolvimento web com o framework Ruby on Rails, tornando a manipulação de bancos de dados ainda mais simples e produtiva.</text:p>
      <text:p text:style-name="P26"/>
      <text:p text:style-name="P26"/>
      <text:p text:style-name="P15">19 - <text:s/><text:span text:style-name="T2">Testes Automatizados com Rspec</text:span></text:p>
      <text:p text:style-name="P108"/>
      <text:p text:style-name="P41">RSpec é um framework de testes de comportamento (BDD - Behavior-Driven Development) para a linguagem de programação Ruby. </text:p>
      <text:p text:style-name="P41">Ele fornece uma sintaxe expressiva e legível para escrever testes que especificam o comportamento esperado do código, ajudando os desenvolvedores a criar aplicações mais confiáveis e com menos bugs.</text:p>
      <text:p text:style-name="P40"/>
      <text:list xml:id="list2897561872" text:style-name="L60">
        <text:list-item>
          <text:p text:style-name="P85">Instalação do RSpec:</text:p>
        </text:list-item>
      </text:list>
      <text:p text:style-name="P40"/>
      <text:p text:style-name="P40">Para começar a utilizar o RSpec em um projeto Ruby, você precisa adicionar a gem rspec ao arquivo Gemfile e, em seguida, executar o comando bundle install para instalar as dependências.</text:p>
      <text:p text:style-name="P40"/>
      <text:list xml:id="list101137196361359" text:continue-numbering="true" text:style-name="L60">
        <text:list-item>
          <text:p text:style-name="P85">Estrutura dos Testes com RSpec:</text:p>
        </text:list-item>
      </text:list>
      <text:p text:style-name="P40"/>
      <text:p text:style-name="P41">Os testes com RSpec são organizados em exemplos, que são escritos em um arquivo com a extensão .spec.rb. </text:p>
      <text:p text:style-name="P41">Os exemplos são agrupados em contextos e descrições para facilitar a compreensão do que está sendo testado.</text:p>
      <text:p text:style-name="P40"/>
      <text:p text:style-name="P87"># Exemplo de estrutura de testes com RSpec</text:p>
      <text:p text:style-name="P40"/>
      <text:p text:style-name="P124"># Arquivo: calculadora_spec.rb</text:p>
      <text:p text:style-name="P124">RSpec.describe Calculadora do</text:p>
      <text:p text:style-name="P124"><text:s text:c="2"/>context "quando somar dois números" do</text:p>
      <text:p text:style-name="P124"><text:s text:c="4"/>it "deve retornar a soma correta" do</text:p>
      <text:p text:style-name="P124"><text:s text:c="6"/># Teste de soma</text:p>
      <text:p text:style-name="P124"><text:s text:c="4"/>end</text:p>
      <text:p text:style-name="P124"><text:s text:c="2"/>end</text:p>
      <text:p text:style-name="P124"/>
      <text:p text:style-name="P124"><text:s text:c="2"/>context "quando subtrair dois números" do</text:p>
      <text:p text:style-name="P124"><text:s text:c="4"/>it "deve retornar a diferença correta" do</text:p>
      <text:p text:style-name="P124"><text:s text:c="6"/># Teste de subtração</text:p>
      <text:p text:style-name="P124"><text:s text:c="4"/>end</text:p>
      <text:p text:style-name="P124"><text:s text:c="2"/>end</text:p>
      <text:p text:style-name="P124">end</text:p>
      <text:p text:style-name="P40"/>
      <text:list xml:id="list1402772817" text:style-name="L61">
        <text:list-item>
          <text:p text:style-name="P42"><text:span text:style-name="T8">Escrevendo Testes com RSpec</text:span>:</text:p>
        </text:list-item>
      </text:list>
      <text:p text:style-name="P40"/>
      <text:p text:style-name="P41">Os testes em RSpec são escritos utilizando as palavras-chave describe, context e it. </text:p>
      <text:p text:style-name="P41">O bloco describe agrupa os testes relacionados a uma classe ou funcionalidade, o bloco context agrupa os testes em um contexto específico e o bloco it representa um exemplo de teste.</text:p>
      <text:p text:style-name="P40"/>
      <text:p text:style-name="P87"># Exemplo de teste com RSpec</text:p>
      <text:p text:style-name="P124">RSpec.describe Calculadora do</text:p>
      <text:p text:style-name="P124"><text:s text:c="2"/>context "quando somar dois números" do</text:p>
      <text:p text:style-name="P124"><text:s text:c="4"/>it "deve retornar a soma correta" do</text:p>
      <text:p text:style-name="P124"><text:s text:c="6"/>calculadora = Calculadora.new</text:p>
      <text:p text:style-name="P124"><text:s text:c="6"/>resultado = calculadora.somar(2, 3)</text:p>
      <text:p text:style-name="P124"><text:s text:c="6"/>expect(resultado).to eq(5)</text:p>
      <text:p text:style-name="P124"><text:s text:c="4"/>end</text:p>
      <text:p text:style-name="P124"><text:soft-page-break/><text:s text:c="2"/>end</text:p>
      <text:p text:style-name="P40"/>
      <text:p text:style-name="P40"><text:s text:c="2"/><text:span text:style-name="T7">context "quando subtrair dois números" do</text:span></text:p>
      <text:p text:style-name="P124"><text:s text:c="4"/>it "deve retornar a diferença correta" do</text:p>
      <text:p text:style-name="P124"><text:s text:c="6"/>calculadora = Calculadora.new</text:p>
      <text:p text:style-name="P124"><text:s text:c="6"/>resultado = calculadora.subtrair(5, 2)</text:p>
      <text:p text:style-name="P124"><text:s text:c="6"/>expect(resultado).to eq(3)</text:p>
      <text:p text:style-name="P124"><text:s text:c="4"/>end</text:p>
      <text:p text:style-name="P124"><text:s text:c="2"/>end</text:p>
      <text:p text:style-name="P124">end</text:p>
      <text:p text:style-name="P40"/>
      <text:list xml:id="list1917230020" text:style-name="L62">
        <text:list-item>
          <text:p text:style-name="P86">Expectativas (Expectations):</text:p>
        </text:list-item>
      </text:list>
      <text:p text:style-name="P40"/>
      <text:p text:style-name="P40">As expectativas são usadas para verificar se o resultado do código testado é o esperado. Em RSpec, usamos a sintaxe expect(resultado).to eq(valor_esperado) para fazer uma expectativa de igualdade.</text:p>
      <text:p text:style-name="P40"/>
      <text:list xml:id="list101137151369144" text:continue-numbering="true" text:style-name="L62">
        <text:list-item>
          <text:p text:style-name="P86">Executando os Testes:</text:p>
        </text:list-item>
      </text:list>
      <text:p text:style-name="P40"/>
      <text:p text:style-name="P40">Para executar os testes com RSpec, você pode usar o comando rspec seguido do nome do arquivo de teste ou da pasta que contém os testes. O RSpec irá rodar todos os testes definidos nos arquivos e mostrar o resultado no terminal.</text:p>
      <text:p text:style-name="P40"/>
      <text:list xml:id="list101137418107314" text:continue-numbering="true" text:style-name="L62">
        <text:list-item>
          <text:p text:style-name="P86">Matchers:</text:p>
        </text:list-item>
      </text:list>
      <text:p text:style-name="P40"/>
      <text:p text:style-name="P40">RSpec oferece uma variedade de "matchers" que permitem escrever expectativas mais expressivas e legíveis. Alguns exemplos de matchers são be, eq, include, have_attributes, entre outros.</text:p>
      <text:p text:style-name="P40"/>
      <text:p text:style-name="P124"># Exemplo de uso de matchers em RSpec</text:p>
      <text:p text:style-name="P124">RSpec.describe Calculadora do</text:p>
      <text:p text:style-name="P124"><text:s text:c="2"/>it "deve ser uma instância de Calculadora" do</text:p>
      <text:p text:style-name="P124"><text:s text:c="4"/>calculadora = Calculadora.new</text:p>
      <text:p text:style-name="P124"><text:s text:c="4"/>expect(calculadora).to be_an_instance_of(Calculadora)</text:p>
      <text:p text:style-name="P124"><text:s text:c="2"/>end</text:p>
      <text:p text:style-name="P124"/>
      <text:p text:style-name="P124"><text:s text:c="2"/>it "deve ter um resultado igual a 5" do</text:p>
      <text:p text:style-name="P124"><text:s text:c="4"/>resultado = 2 + 3</text:p>
      <text:p text:style-name="P124"><text:s text:c="4"/>expect(resultado).to eq(5)</text:p>
      <text:p text:style-name="P124"><text:s text:c="2"/>end</text:p>
      <text:p text:style-name="P124"/>
      <text:p text:style-name="P124"><text:s text:c="2"/>it "deve incluir o elemento 'banana' na lista de frutas" do</text:p>
      <text:p text:style-name="P124"><text:s text:c="4"/>frutas = ["maçã", "banana", "laranja"]</text:p>
      <text:p text:style-name="P124"><text:s text:c="4"/>expect(frutas).to include("banana")</text:p>
      <text:p text:style-name="P124"><text:s text:c="2"/>end</text:p>
      <text:p text:style-name="P124">end</text:p>
      <text:p text:style-name="P40"/>
      <text:p text:style-name="P41">RSpec é uma ferramenta poderosa para escrever testes automatizados em Ruby. </text:p>
      <text:p text:style-name="P41">Ao criar testes com RSpec, você aumenta a confiabilidade e a qualidade do seu código, tornando-o mais fácil de manter e evoluir. </text:p>
      <text:p text:style-name="P41">Com a prática e o uso adequado de matchers, é possível escrever testes claros e eficientes, proporcionando uma base sólida para o desenvolvimento de aplicações em Ruby.</text:p>
      <text:p text:style-name="P15">20 - <text:span text:style-name="T2">Boas Práticas de Programação em Ruby</text:span></text:p>
      <text:p text:style-name="P108"/>
      <text:p text:style-name="P87">Siga a Convenção de Nomenclatura:</text:p>
      <text:p text:style-name="P40">É importante seguir as convenções de nomenclatura em Ruby para tornar o código mais legível e consistente. Use nomes descritivos para variáveis, métodos e classes. Variáveis e métodos devem usar snake_case (todas as letras minúsculas separadas por underscores), e classes devem usar CamelCase (cada palavra inicia com letra maiúscula).</text:p>
      <text:p text:style-name="P40"/>
      <text:p text:style-name="P124"># Exemplo de nomenclatura correta</text:p>
      <text:p text:style-name="P124">nome_completo = "João Silva"</text:p>
      <text:p text:style-name="P124"/>
      <text:p text:style-name="P124">def calcular_soma(a, b)</text:p>
      <text:p text:style-name="P124"><text:s text:c="2"/>a + b</text:p>
      <text:p text:style-name="P124">end</text:p>
      <text:p text:style-name="P124"/>
      <text:p text:style-name="P124">class Pessoa</text:p>
      <text:p text:style-name="P124"><text:s text:c="2"/># Conteúdo da classe</text:p>
      <text:p text:style-name="P124">end</text:p>
      <text:p text:style-name="P40"/>
      <text:p text:style-name="P87">Evite Variáveis Globais:</text:p>
      <text:p text:style-name="P40">O uso de variáveis globais deve ser evitado, pois elas podem causar efeitos colaterais indesejados e tornar o código mais difícil de entender e depurar. Prefira utilizar variáveis locais e passá-las como parâmetros, quando necessário.</text:p>
      <text:p text:style-name="P40"/>
      <text:p text:style-name="P124"># Evite variáveis globais</text:p>
      <text:p text:style-name="P124">$contador = 0</text:p>
      <text:p text:style-name="P124"/>
      <text:p text:style-name="P124">def incrementar_contador</text:p>
      <text:p text:style-name="P124"><text:s text:c="2"/>$contador += 1</text:p>
      <text:p text:style-name="P124">end</text:p>
      <text:p text:style-name="P124"/>
      <text:p text:style-name="P124"># Prefira variáveis locais</text:p>
      <text:p text:style-name="P124">contador = 0</text:p>
      <text:p text:style-name="P124"/>
      <text:p text:style-name="P124">def incrementar_contador(contador)</text:p>
      <text:p text:style-name="P124"><text:s text:c="2"/>contador += 1</text:p>
      <text:p text:style-name="P124">end</text:p>
      <text:p text:style-name="P40"/>
      <text:p text:style-name="P87">Utilize Comentários Descritivos:</text:p>
      <text:p text:style-name="P40">Comentários bem colocados podem ajudar a explicar o código e torná-lo mais fácil de entender para outros desenvolvedores. Use comentários descritivos para explicar a lógica complexa, as decisões de design e outros detalhes relevantes do código.</text:p>
      <text:p text:style-name="P40"/>
      <text:p text:style-name="P124"># Exemplo de uso de comentários descritivos</text:p>
      <text:p text:style-name="P124">def calcular_media(valores)</text:p>
      <text:p text:style-name="P124"><text:s text:c="2"/># Calcula a média dos valores passados como parâmetro</text:p>
      <text:p text:style-name="P124"><text:s text:c="2"/>total = valores.reduce(:+)</text:p>
      <text:p text:style-name="P124"><text:s text:c="2"/>media = total / valores.length</text:p>
      <text:p text:style-name="P124"><text:s text:c="2"/>return media</text:p>
      <text:p text:style-name="P124">end</text:p>
      <text:p text:style-name="P40"/>
      <text:p text:style-name="P87">DRY (Don't Repeat Yourself):</text:p>
      <text:p text:style-name="P40">Evite repetição de código sempre que possível. Procure identificar trechos de código que se repetem e abstraí-los em funções ou métodos reutilizáveis. O princípio DRY visa evitar <text:soft-page-break/>duplicação de código, o que torna o código mais limpo, fácil de manter e reduz o risco de erros.</text:p>
      <text:p text:style-name="P40"/>
      <text:p text:style-name="P124"># Repetição de código</text:p>
      <text:p text:style-name="P124">def calcular_area_quadrado(lado)</text:p>
      <text:p text:style-name="P124"><text:s text:c="2"/>return lado * lado</text:p>
      <text:p text:style-name="P124">end</text:p>
      <text:p text:style-name="P124"/>
      <text:p text:style-name="P124">def calcular_area_retangulo(largura, altura)</text:p>
      <text:p text:style-name="P124"><text:s text:c="2"/>return largura * altura</text:p>
      <text:p text:style-name="P124">end</text:p>
      <text:p text:style-name="P124"/>
      <text:p text:style-name="P124"># Melhor abstração</text:p>
      <text:p text:style-name="P124">def calcular_area(largura, altura = nil)</text:p>
      <text:p text:style-name="P124"><text:s text:c="2"/>if altura.nil?</text:p>
      <text:p text:style-name="P124"><text:s text:c="4"/>return largura * largura</text:p>
      <text:p text:style-name="P124"><text:s text:c="2"/>else</text:p>
      <text:p text:style-name="P124"><text:s text:c="4"/>return largura * altura</text:p>
      <text:p text:style-name="P124"><text:s text:c="2"/>end</text:p>
      <text:p text:style-name="P124">end</text:p>
      <text:p text:style-name="P40"/>
      <text:p text:style-name="P87">Escreva Testes Automatizados:</text:p>
      <text:p text:style-name="P40">Utilize testes automatizados para verificar a funcionalidade do seu código. Testes bem escritos fornecem uma garantia de que as funcionalidades estão funcionando conforme o esperado e ajudam a evitar regressões em futuras modificações do código. O framework RSpec é uma excelente opção para escrever testes automatizados em Ruby.</text:p>
      <text:p text:style-name="P40"/>
      <text:p text:style-name="P87">Use Gems (Pacotes) de Confiança:</text:p>
      <text:p text:style-name="P40">Ao utilizar bibliotecas externas (gems), certifique-se de que são de confiança, bem-mantidas e ativamente utilizadas pela comunidade. Verifique a documentação e a quantidade de downloads para avaliar a popularidade e a qualidade da gem antes de adicioná-la ao seu projeto.</text:p>
      <text:p text:style-name="P40"/>
      <text:p text:style-name="P87">Atente-se à Performance:</text:p>
      <text:p text:style-name="P40">Ruby é uma linguagem dinâmica e elegante, mas em algumas situações pode ser menos performática do que linguagens compiladas. Se você está trabalhando com operações que exigem alto desempenho, é importante considerar o uso de bibliotecas nativas ou otimizar o código para melhorar a performance.</text:p>
      <text:p text:style-name="P40"/>
      <text:p text:style-name="P87">Mantenha o Código Limpo:</text:p>
      <text:p text:style-name="P40">Mantenha o código limpo e bem formatado. Utilize espaços em branco de forma consistente, organize o código em blocos lógicos, respeite os princípios de responsabilidade única e mantenha a estrutura do projeto bem organizada. O código limpo facilita a leitura, manutenção e colaboração em equipe.</text:p>
      <text:p text:style-name="P40"/>
      <text:p text:style-name="P87">Faça Uso de Padrões de Design:</text:p>
      <text:p text:style-name="P40">Conheça e utilize padrões de design quando apropriado. Padrões de design são soluções conhecidas para problemas comuns de programação e podem ajudar a tornar o código mais estruturado e reutilizável.</text:p>
      <text:p text:style-name="P40"/>
      <text:p text:style-name="P87">Aprenda com a Comunidade:</text:p>
      <text:p text:style-name="P41">Ruby tem uma comunidade ativa e engajada. </text:p>
      <text:p text:style-name="P41"><text:soft-page-break/>Aproveite para aprender com outros desenvolvedores, compartilhar conhecimentos, participar de fóruns, conferências e grupos de estudo. </text:p>
      <text:p text:style-name="P41">A troca de experiências pode enriquecer o seu conhecimento e aprimorar suas habilidades em Ruby.</text:p>
      <text:p text:style-name="P40"/>
      <text:p text:style-name="P41">Seguindo essas boas práticas, você poderá escrever código mais legível, confiável e sustentável em Ruby. </text:p>
      <text:p text:style-name="P41">A programação em Ruby é uma experiência agradável e produtiva quando utilizada com cuidado e seguindo as melhores práticas da comunidade.</text:p>
      <text:p text:style-name="P41"/>
      <text:p text:style-name="P41"/>
      <text:p text:style-name="P16">21 - <text:span text:style-name="T2">Lógica da Programação em Ruby</text:span></text:p>
      <text:p text:style-name="P108"/>
      <text:p text:style-name="P39">A lógica da programação é a base para o desenvolvimento de qualquer linguagem de programação, incluindo Ruby. </text:p>
      <text:p text:style-name="P39">É a capacidade de criar sequências de instruções de forma lógica e estruturada para resolver problemas e realizar tarefas.</text:p>
      <text:p text:style-name="P37"/>
      <text:list xml:id="list3413240270" text:style-name="L63">
        <text:list-item>
          <text:p text:style-name="P62">Estruturas de Controle:</text:p>
        </text:list-item>
      </text:list>
      <text:p text:style-name="P37"/>
      <text:p text:style-name="P37">Em Ruby, assim como em muitas outras linguagens, existem três principais estruturas de controle para controlar o fluxo de execução do programa:</text:p>
      <text:p text:style-name="P37"/>
      <text:list xml:id="list566889099" text:style-name="L64">
        <text:list-item>
          <text:p text:style-name="P63">Estruturas Condicionais: </text:p>
        </text:list-item>
      </text:list>
      <text:p text:style-name="P39"/>
      <text:p text:style-name="P39">Permitem que o programa tome decisões com base em condições lógicas. As estruturas condicionais mais comuns são o if, else e elsif.</text:p>
      <text:p text:style-name="P37"/>
      <text:p text:style-name="P124">idade = 18</text:p>
      <text:p text:style-name="P124"/>
      <text:p text:style-name="P124">if idade &gt;= 18</text:p>
      <text:p text:style-name="P124"><text:s text:c="2"/>puts "Você é maior de idade."</text:p>
      <text:p text:style-name="P124">else</text:p>
      <text:p text:style-name="P124"><text:s text:c="2"/>puts "Você é menor de idade."</text:p>
      <text:p text:style-name="P124">end</text:p>
      <text:p text:style-name="P37"/>
      <text:list xml:id="list3866241230" text:style-name="L65">
        <text:list-item>
          <text:p text:style-name="P64">Estruturas de Repetição: </text:p>
        </text:list-item>
      </text:list>
      <text:p text:style-name="P39"/>
      <text:p text:style-name="P39">Permitem que o programa execute um bloco de código várias vezes. As estruturas de repetição mais comuns são o while, for e each.</text:p>
      <text:p text:style-name="P37"/>
      <text:p text:style-name="P124"># Exemplo usando each</text:p>
      <text:p text:style-name="P124">numeros = [1, 2, 3, 4, 5]</text:p>
      <text:p text:style-name="P124">numeros.each do |numero|</text:p>
      <text:p text:style-name="P124"><text:s text:c="2"/>puts numero</text:p>
      <text:p text:style-name="P124">end</text:p>
      <text:p text:style-name="P37"/>
      <text:p text:style-name="P37"/>
      <text:p text:style-name="P37"/>
      <text:p text:style-name="P37"/>
      <text:p text:style-name="P37"/>
      <text:p text:style-name="P37"/>
      <text:list xml:id="list557279974" text:style-name="L66">
        <text:list-item>
          <text:p text:style-name="P65"><text:soft-page-break/>Estruturas de Decisão: </text:p>
        </text:list-item>
      </text:list>
      <text:p text:style-name="P39"/>
      <text:p text:style-name="P39">Permitem que o programa escolha uma entre várias opções. </text:p>
      <text:p text:style-name="P38">A estrutura de decisão mais comum é o case.</text:p>
      <text:p text:style-name="P37"/>
      <text:p text:style-name="P124">dia_da_semana = "quinta"</text:p>
      <text:p text:style-name="P124"/>
      <text:p text:style-name="P124">case dia_da_semana</text:p>
      <text:p text:style-name="P124">when "segunda", "terça", "quarta", "quinta", "sexta"</text:p>
      <text:p text:style-name="P124"><text:s text:c="2"/>puts "Dia útil."</text:p>
      <text:p text:style-name="P124">when "sábado", "domingo"</text:p>
      <text:p text:style-name="P124"><text:s text:c="2"/>puts "Fim de semana."</text:p>
      <text:p text:style-name="P124">else</text:p>
      <text:p text:style-name="P124"><text:s text:c="2"/>puts "Dia inválido."</text:p>
      <text:p text:style-name="P124">end</text:p>
      <text:p text:style-name="P37"/>
      <text:list xml:id="list1608061352" text:style-name="L34">
        <text:list-item>
          <text:p text:style-name="P61">Variáveis e Tipos de Dados:</text:p>
        </text:list-item>
      </text:list>
      <text:p text:style-name="P37"/>
      <text:p text:style-name="P37">Em Ruby, as variáveis são utilizadas para armazenar valores que podem ser alterados ao longo da execução do programa. Ruby é uma linguagem dinamicamente tipada, o que significa que você não precisa declarar o tipo das variáveis, pois elas são inferidas automaticamente.</text:p>
      <text:p text:style-name="P37"/>
      <text:p text:style-name="P124"># Exemplos de variáveis e tipos de dados em Ruby</text:p>
      <text:p text:style-name="P124">nome = "João" <text:s text:c="11"/># String</text:p>
      <text:p text:style-name="P124">idade = 30 <text:s text:c="14"/># Integer</text:p>
      <text:p text:style-name="P124">salario = 2500.50 <text:s text:c="7"/># Float</text:p>
      <text:p text:style-name="P124">ativo = true <text:s text:c="12"/># Boolean</text:p>
      <text:p text:style-name="P124">frutas = ["maçã", "banana", "laranja"] <text:s text:c="2"/># Array</text:p>
      <text:p text:style-name="P124">pessoa = { nome: "Maria", idade: 25 } <text:s text:c="3"/># Hash</text:p>
      <text:p text:style-name="P37"/>
      <text:list xml:id="list2520356024" text:style-name="L33">
        <text:list-item>
          <text:p text:style-name="P60">Funções e Métodos:</text:p>
        </text:list-item>
      </text:list>
      <text:p text:style-name="P37"/>
      <text:p text:style-name="P37">Funções e métodos são blocos de código que podem ser chamados para realizar uma tarefa específica. Em Ruby, a definição de métodos é feita utilizando a palavra-chave def, seguida pelo nome do método e seus parâmetros.</text:p>
      <text:p text:style-name="P37"/>
      <text:p text:style-name="P124"># Exemplo de definição de método em Ruby</text:p>
      <text:p text:style-name="P124">def somar(a, b)</text:p>
      <text:p text:style-name="P124"><text:s text:c="2"/>return a + b</text:p>
      <text:p text:style-name="P124">end</text:p>
      <text:p text:style-name="P37"/>
      <text:p text:style-name="P37">r<text:span text:style-name="T7">esultado = somar(2, 3)</text:span></text:p>
      <text:p text:style-name="P124">puts resultado <text:s/># Output: 5</text:p>
      <text:p text:style-name="P37"/>
      <text:list xml:id="list433242546" text:style-name="L67">
        <text:list-item>
          <text:p text:style-name="P66">Operadores:</text:p>
        </text:list-item>
      </text:list>
      <text:p text:style-name="P37"/>
      <text:p text:style-name="P37">Os operadores em Ruby são usados para realizar operações matemáticas, comparações e atribuições. Alguns operadores comuns são:</text:p>
      <text:p text:style-name="P37"/>
      <text:p text:style-name="P37">Aritméticos: +, -, *, /, %</text:p>
      <text:p text:style-name="P37">Comparação: ==, !=, &lt;, &gt;, &lt;=, &gt;=</text:p>
      <text:p text:style-name="P37">Lógicos: &amp;&amp; (AND), || (OR), ! (NOT)</text:p>
      <text:p text:style-name="P37">Atribuição: =, +=, -=, *=, /=, %=</text:p>
      <text:p text:style-name="P37"><text:soft-page-break/></text:p>
      <text:p text:style-name="P124"># Exemplo de uso de operadores em Ruby</text:p>
      <text:p text:style-name="P124">a = 10</text:p>
      <text:p text:style-name="P124">b = 5</text:p>
      <text:p text:style-name="P37"/>
      <text:p text:style-name="P124">soma = a + b <text:s text:c="6"/># 15</text:p>
      <text:p text:style-name="P124">subtracao = a - b <text:s/># 5</text:p>
      <text:p text:style-name="P124">multiplicacao = a * b <text:s/># 50</text:p>
      <text:p text:style-name="P124">divisao = a / b <text:s text:c="2"/># 2</text:p>
      <text:p text:style-name="P124">resto = a % b <text:s text:c="4"/># 0</text:p>
      <text:p text:style-name="P124"/>
      <text:p text:style-name="P124">maior = a &gt; b <text:s text:c="4"/># true</text:p>
      <text:p text:style-name="P124">menor_ou_igual = a &lt;= b <text:s/># false</text:p>
      <text:p text:style-name="P124"/>
      <text:p text:style-name="P124">resultado = (a &gt; b) &amp;&amp; (a &lt; 20) <text:s text:c="2"/># true</text:p>
      <text:p text:style-name="P37"/>
      <text:list xml:id="list3452338760" text:style-name="L68">
        <text:list-item>
          <text:p text:style-name="P67">Estruturas de Dados:</text:p>
        </text:list-item>
      </text:list>
      <text:p text:style-name="P37"/>
      <text:p text:style-name="P37">Ruby oferece diversas estruturas de dados para armazenar e organizar informações. Alguns exemplos são arrays, hashes e strings.</text:p>
      <text:p text:style-name="P37"/>
      <text:p text:style-name="P124"># Exemplo de estruturas de dados em Ruby</text:p>
      <text:p text:style-name="P124">frutas = ["maçã", "banana", "laranja"]</text:p>
      <text:p text:style-name="P124"/>
      <text:p text:style-name="P124">pessoa = {</text:p>
      <text:p text:style-name="P124"><text:s text:c="2"/>nome: "Maria",</text:p>
      <text:p text:style-name="P124"><text:s text:c="2"/>idade: 25,</text:p>
      <text:p text:style-name="P124"><text:s text:c="2"/>cidade: "São Paulo"</text:p>
      <text:p text:style-name="P124">}</text:p>
      <text:p text:style-name="P37"/>
      <text:p text:style-name="P37"/>
      <text:p text:style-name="P37"/>
      <text:p text:style-name="P39">Esses são apenas alguns conceitos básicos de lógica de programação em Ruby. À medida que você avança no aprendizado, é possível explorar conceitos mais avançados, como orientação a objetos, manipulação de arquivos, tratamento de exceções, entre outros. </text:p>
      <text:p text:style-name="P39">A lógica da programação é fundamental para qualquer desenvolvedor, independentemente da linguagem de programação escolhida, e dominar esses conceitos é um passo importante para se tornar um programador mais eficiente e habilidoso.</text:p>
      <text:p text:style-name="P135">22 - <text:span text:style-name="T2">Algoritmos em Ruby</text:span></text:p>
      <text:p text:style-name="P133"/>
      <text:p text:style-name="P127">Um algoritmo é uma sequência de passos bem definidos e ordenados que descreve a solução para um determinado problema. </text:p>
      <text:p text:style-name="P127">Em Ruby, assim como em qualquer outra linguagem de programação, algoritmos são a base para a criação de programas e resolução de tarefas complexas. </text:p>
      <text:p text:style-name="P127">Abaixo, apresentaremos alguns exemplos de algoritmos comuns em Ruby.</text:p>
      <text:p text:style-name="P126"/>
      <text:list xml:id="list3268334236" text:style-name="L69">
        <text:list-item>
          <text:p text:style-name="P128"><text:span text:style-name="T8">Algoritmo para Calcular a Soma de Dois Números</text:span>:</text:p>
        </text:list-item>
      </text:list>
      <text:p text:style-name="P126"/>
      <text:p text:style-name="P134">def calcular_soma(a, b)</text:p>
      <text:p text:style-name="P134"><text:s text:c="2"/>return a + b</text:p>
      <text:p text:style-name="P134">end</text:p>
      <text:p text:style-name="P134"/>
      <text:p text:style-name="P134">resultado = calcular_soma(5, 7)</text:p>
      <text:p text:style-name="P134">puts resultado <text:s/># Output: 12</text:p>
      <text:p text:style-name="P134"/>
      <text:p text:style-name="P134">Algoritmo para Calcular o Fatorial de um Número:</text:p>
      <text:p text:style-name="P134"/>
      <text:p text:style-name="P134">def calcular_fatorial(n)</text:p>
      <text:p text:style-name="P134"><text:s text:c="2"/>if n == 0</text:p>
      <text:p text:style-name="P134"><text:s text:c="4"/>return 1</text:p>
      <text:p text:style-name="P134"><text:s text:c="2"/>else</text:p>
      <text:p text:style-name="P134"><text:s text:c="4"/>return n * calcular_fatorial(n - 1)</text:p>
      <text:p text:style-name="P134"><text:s text:c="2"/>end</text:p>
      <text:p text:style-name="P134">end</text:p>
      <text:p text:style-name="P134"/>
      <text:p text:style-name="P134">resultado = calcular_fatorial(5)</text:p>
      <text:p text:style-name="P134">puts resultado <text:s/># Output: 120</text:p>
      <text:p text:style-name="P126"/>
      <text:list xml:id="list3293042320" text:style-name="L70">
        <text:list-item>
          <text:p text:style-name="P129">Algoritmo para Verificar se um Número é Primo:</text:p>
        </text:list-item>
      </text:list>
      <text:p text:style-name="P126"/>
      <text:p text:style-name="P134">def primo?(n)</text:p>
      <text:p text:style-name="P134"><text:s text:c="2"/>if n &lt;= 1</text:p>
      <text:p text:style-name="P134"><text:s text:c="4"/>return false</text:p>
      <text:p text:style-name="P134"><text:s text:c="2"/>end</text:p>
      <text:p text:style-name="P134"/>
      <text:p text:style-name="P134"><text:s text:c="2"/>for i in 2..Math.sqrt(n)</text:p>
      <text:p text:style-name="P134"><text:s text:c="4"/>if n % i == 0</text:p>
      <text:p text:style-name="P134"><text:s text:c="6"/>return false</text:p>
      <text:p text:style-name="P134"><text:s text:c="4"/>end</text:p>
      <text:p text:style-name="P134"><text:s text:c="2"/>end</text:p>
      <text:p text:style-name="P134"/>
      <text:p text:style-name="P134"><text:s text:c="2"/>return true</text:p>
      <text:p text:style-name="P134">end</text:p>
      <text:p text:style-name="P134"/>
      <text:p text:style-name="P134">puts primo?(17) <text:s/># Output: true</text:p>
      <text:p text:style-name="P134">puts primo?(27) <text:s/># Output: false</text:p>
      <text:p text:style-name="P126"/>
      <text:p text:style-name="P126"/>
      <text:list xml:id="list2878218587" text:style-name="L71">
        <text:list-item>
          <text:p text:style-name="P130">Algoritmo para Ordenar um Array:</text:p>
        </text:list-item>
      </text:list>
      <text:p text:style-name="P126"/>
      <text:p text:style-name="P134">def ordenar_array(array)</text:p>
      <text:p text:style-name="P134"><text:s text:c="2"/>for i in 0..array.length - 1</text:p>
      <text:p text:style-name="P134"><text:s text:c="4"/>for j in 0..array.length - 1 - i</text:p>
      <text:p text:style-name="P134"><text:s text:c="6"/>if array[j] &gt; array[j + 1]</text:p>
      <text:p text:style-name="P134"><text:soft-page-break/><text:s text:c="8"/>temp = array[j]</text:p>
      <text:p text:style-name="P134"><text:s text:c="8"/>array[j] = array[j + 1]</text:p>
      <text:p text:style-name="P134"><text:s text:c="8"/>array[j + 1] = temp</text:p>
      <text:p text:style-name="P134"><text:s text:c="6"/>end</text:p>
      <text:p text:style-name="P134"><text:s text:c="4"/>end</text:p>
      <text:p text:style-name="P134"><text:s text:c="2"/>end</text:p>
      <text:p text:style-name="P134">end</text:p>
      <text:p text:style-name="P134"/>
      <text:p text:style-name="P134">numeros = [3, 1, 4, 1, 5, 9, 2, 6, 5, 3, 5]</text:p>
      <text:p text:style-name="P134">ordenar_array(numeros)</text:p>
      <text:p text:style-name="P134">puts numeros <text:s/># Output: [1, 1, 2, 3, 3, 4, 5, 5, 5, 6, 9]</text:p>
      <text:p text:style-name="P126"/>
      <text:list xml:id="list619271969" text:style-name="L72">
        <text:list-item>
          <text:p text:style-name="P132">Algoritmo para Buscar um Elemento em um Array:</text:p>
        </text:list-item>
      </text:list>
      <text:p text:style-name="P126"/>
      <text:p text:style-name="P134">def buscar_elemento(array, elemento)</text:p>
      <text:p text:style-name="P134"><text:s text:c="2"/>for i in 0..array.length - 1</text:p>
      <text:p text:style-name="P134"><text:s text:c="4"/>if array[i] == elemento</text:p>
      <text:p text:style-name="P134"><text:s text:c="6"/>return i</text:p>
      <text:p text:style-name="P134"><text:s text:c="4"/>end</text:p>
      <text:p text:style-name="P134"><text:s text:c="2"/>end</text:p>
      <text:p text:style-name="P134"/>
      <text:p text:style-name="P134"><text:s text:c="2"/>return nil</text:p>
      <text:p text:style-name="P134">end</text:p>
      <text:p text:style-name="P134"/>
      <text:p text:style-name="P134">numeros = [3, 1, 4, 1, 5, 9, 2, 6, 5, 3, 5]</text:p>
      <text:p text:style-name="P126"><text:span text:style-name="T7">indice = buscar_elemento(numeros, 4)</text:span></text:p>
      <text:p text:style-name="P134">puts indice <text:s/># Output: 2</text:p>
      <text:p text:style-name="P126"/>
      <text:list xml:id="list2954029296" text:style-name="L73">
        <text:list-item>
          <text:p text:style-name="P131">Algoritmo para Inverter uma String:</text:p>
        </text:list-item>
      </text:list>
      <text:p text:style-name="P126"/>
      <text:p text:style-name="P134">def inverter_string(texto)</text:p>
      <text:p text:style-name="P134"><text:s text:c="2"/>return texto.reverse</text:p>
      <text:p text:style-name="P134">end</text:p>
      <text:p text:style-name="P134"/>
      <text:p text:style-name="P134">string_original = "Ruby é uma linguagem"</text:p>
      <text:p text:style-name="P134">string_invertida = inverter_string(string_original)</text:p>
      <text:p text:style-name="P134">puts string_invertida <text:s/># Output: "<text:span text:style-name="T5">megaugn</text:span>il amu é ybuR"</text:p>
      <text:p text:style-name="P126"/>
      <text:p text:style-name="P126">Esses são apenas alguns exemplos de algoritmos simples em Ruby. Algoritmos são essenciais para a resolução de problemas em programação e para a criação de programas mais complexos. Com a prática e o estudo contínuo, é possível desenvolver algoritmos mais avançados e eficientes para resolver problemas diversos. Lembre-se de que a lógica da programação é uma habilidade fundamental que pode ser aplicada em qualquer linguagem de program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fba" officeooo:paragraph-rsid="00115f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06:48.432865803</meta:creation-date>
    <dc:date>2023-08-03T10:11:36.656641289</dc:date>
    <meta:editing-duration>PT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7" meta:paragraph-count="980" meta:word-count="8634" meta:character-count="54430" meta:non-whitespace-character-count="45889"/>
  </office:meta>
</office:document-meta>
</file>